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rebuchet MS" svg:font-family="'Trebuchet MS'"/>
    <style:font-face style:name="Liberation Serif1" svg:font-family="'Liberation Serif'"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P1" style:family="paragraph" style:parent-style-name="Text_20_body">
      <style:paragraph-properties fo:line-height="5%"/>
      <style:text-properties fo:font-size="10pt" officeooo:rsid="0013aeee" officeooo:paragraph-rsid="0013aeee" style:font-size-asian="10pt"/>
    </style:style>
    <style:style style:name="P2" style:family="paragraph" style:parent-style-name="Text_20_body">
      <style:paragraph-properties fo:line-height="5%"/>
      <style:text-properties fo:font-size="10pt" officeooo:rsid="000cfb8f" officeooo:paragraph-rsid="0013aeee" style:font-size-asian="10pt"/>
    </style:style>
    <style:style style:name="P3" style:family="paragraph" style:parent-style-name="Text_20_body">
      <style:text-properties style:font-name="Times New Roman" fo:font-size="10pt" style:font-size-asian="10pt"/>
    </style:style>
    <style:style style:name="P4" style:family="paragraph" style:parent-style-name="Text_20_body">
      <style:text-properties style:font-name="Liberation Serif" fo:font-size="10pt" style:font-size-asian="10pt"/>
    </style:style>
    <style:style style:name="P5" style:family="paragraph" style:parent-style-name="Text_20_body">
      <style:text-properties style:font-name="Liberation Serif" fo:font-size="10pt" fo:font-weight="bold" style:font-size-asian="10pt" style:font-weight-asian="bold"/>
    </style:style>
    <style:style style:name="P6" style:family="paragraph" style:parent-style-name="Text_20_body">
      <style:text-properties style:font-name="Liberation Serif" fo:font-size="23pt" style:font-size-asian="23pt"/>
    </style:style>
    <style:style style:name="P7" style:family="paragraph" style:parent-style-name="Text_20_body">
      <style:text-properties style:font-name="Liberation Serif" fo:font-size="18pt" style:font-size-asian="18pt"/>
    </style:style>
    <style:style style:name="P8" style:family="paragraph" style:parent-style-name="Text_20_body">
      <style:text-properties style:font-name="Liberation Serif" fo:font-size="18pt" officeooo:paragraph-rsid="000f239c" style:font-size-asian="18pt"/>
    </style:style>
    <style:style style:name="P9" style:family="paragraph" style:parent-style-name="Text_20_body">
      <style:text-properties style:font-name="Liberation Serif" fo:font-size="29pt" style:font-size-asian="29pt"/>
    </style:style>
    <style:style style:name="P10" style:family="paragraph" style:parent-style-name="Text_20_body">
      <style:text-properties style:font-name="Liberation Sans1" fo:font-size="10pt" fo:font-style="italic" fo:font-weight="bold" style:font-size-asian="10pt" style:font-style-asian="italic" style:font-weight-asian="bold"/>
    </style:style>
    <style:style style:name="P11" style:family="paragraph" style:parent-style-name="Text_20_body">
      <style:text-properties style:font-name="Liberation Sans1" fo:font-size="11pt" fo:font-style="italic" fo:font-weight="bold" style:font-size-asian="11pt" style:font-style-asian="italic" style:font-weight-asian="bold"/>
    </style:style>
    <style:style style:name="P12" style:family="paragraph" style:parent-style-name="Text_20_body">
      <style:text-properties fo:font-size="12pt" style:font-size-asian="12pt"/>
    </style:style>
    <style:style style:name="P13" style:family="paragraph" style:parent-style-name="Text_20_body">
      <style:text-properties fo:font-size="14pt" fo:font-style="italic" style:font-size-asian="14pt" style:font-style-asian="italic"/>
    </style:style>
    <style:style style:name="P14" style:family="paragraph" style:parent-style-name="Text_20_body">
      <style:text-properties fo:font-size="15pt" officeooo:paragraph-rsid="001a0f99" style:font-size-asian="15pt"/>
    </style:style>
    <style:style style:name="P15" style:family="paragraph" style:parent-style-name="Frame_20_contents">
      <style:paragraph-properties fo:margin-left="0.035cm" fo:margin-right="0cm" fo:margin-top="0.018cm" fo:margin-bottom="0cm" loext:contextual-spacing="false" fo:text-align="start" style:justify-single-word="false" fo:text-indent="0cm" style:auto-text-indent="false"/>
      <style:text-properties style:font-name="Liberation Serif" fo:font-size="12pt" fo:font-weight="bold" officeooo:paragraph-rsid="000be92b" style:font-size-asian="12pt" style:font-weight-asian="bold"/>
    </style:style>
    <style:style style:name="P16" style:family="paragraph" style:parent-style-name="Frame_20_contents">
      <style:paragraph-properties fo:margin-left="0.035cm" fo:margin-right="0cm" fo:margin-top="0.018cm" fo:margin-bottom="0cm" loext:contextual-spacing="false" fo:text-align="start" style:justify-single-word="false" fo:text-indent="0cm" style:auto-text-indent="false"/>
      <style:text-properties style:font-name="Liberation Serif" fo:font-size="12pt" fo:font-weight="bold" officeooo:paragraph-rsid="0007e4f0" style:font-size-asian="12pt" style:font-weight-asian="bold"/>
    </style:style>
    <style:style style:name="P17" style:family="paragraph" style:parent-style-name="Frame_20_contents">
      <style:paragraph-properties fo:margin-left="0.035cm" fo:margin-right="0cm" fo:margin-top="0.018cm" fo:margin-bottom="0cm" loext:contextual-spacing="false" fo:text-align="start" style:justify-single-word="false" fo:text-indent="0cm" style:auto-text-indent="false"/>
      <style:text-properties officeooo:paragraph-rsid="000be92b"/>
    </style:style>
    <style:style style:name="P18" style:family="paragraph" style:parent-style-name="Frame_20_contents">
      <style:paragraph-properties fo:margin-left="0cm" fo:margin-right="0cm" fo:margin-top="0.018cm" fo:margin-bottom="0cm" loext:contextual-spacing="false" fo:text-align="start" style:justify-single-word="false" fo:text-indent="0cm" style:auto-text-indent="false"/>
      <style:text-properties officeooo:paragraph-rsid="0007e4f0"/>
    </style:style>
    <style:style style:name="P19" style:family="paragraph" style:parent-style-name="Heading_20_1">
      <style:paragraph-properties fo:margin-left="0cm" fo:margin-right="0cm" fo:text-align="center" style:justify-single-word="false" fo:text-indent="0cm" style:auto-text-indent="false"/>
    </style:style>
    <style:style style:name="P20" style:family="paragraph" style:parent-style-name="Heading_20_1">
      <style:paragraph-properties fo:margin-left="0cm" fo:margin-right="0cm" fo:text-align="center" style:justify-single-word="false" fo:text-indent="0cm" style:auto-text-indent="false" fo:break-before="page"/>
    </style:style>
    <style:style style:name="P21" style:family="paragraph" style:parent-style-name="Standard">
      <style:paragraph-properties fo:margin-left="3.671cm" fo:margin-right="4.008cm" fo:margin-top="0.056cm" fo:margin-bottom="0cm" loext:contextual-spacing="false" fo:text-align="center" style:justify-single-word="false" fo:text-indent="0cm" style:auto-text-indent="false"/>
    </style:style>
    <style:style style:name="P22" style:family="paragraph" style:parent-style-name="Standard">
      <style:paragraph-properties fo:margin-left="3.671cm" fo:margin-right="4.001cm" fo:margin-top="0.977cm" fo:margin-bottom="0cm" loext:contextual-spacing="false" fo:text-align="center" style:justify-single-word="false" fo:text-indent="0cm" style:auto-text-indent="false"/>
    </style:style>
    <style:style style:name="P23" style:family="paragraph" style:parent-style-name="Standard">
      <style:paragraph-properties fo:margin-left="6.114cm" fo:margin-right="0cm" fo:margin-top="0.42cm" fo:margin-bottom="0cm" loext:contextual-spacing="false" fo:text-align="start" style:justify-single-word="false" fo:text-indent="0cm" style:auto-text-indent="false"/>
    </style:style>
    <style:style style:name="P24" style:family="paragraph" style:parent-style-name="Standard">
      <style:paragraph-properties fo:margin-left="1.439cm" fo:margin-right="0cm" fo:margin-top="0.155cm" fo:margin-bottom="0cm" loext:contextual-spacing="false" fo:text-align="start" style:justify-single-word="false" fo:text-indent="0cm" style:auto-text-indent="false"/>
      <style:text-properties style:font-name="Liberation Serif" fo:font-size="15pt" style:text-underline-style="solid" style:text-underline-width="auto" style:text-underline-color="font-color" fo:font-weight="bold" officeooo:rsid="0017b96c" officeooo:paragraph-rsid="0017b96c" style:font-size-asian="15pt" style:font-weight-asian="bold"/>
    </style:style>
    <style:style style:name="P25" style:family="paragraph" style:parent-style-name="Text_20_body">
      <style:paragraph-properties fo:margin-left="2.692cm" fo:margin-right="0cm" fo:text-indent="0cm" style:auto-text-indent="false"/>
    </style:style>
    <style:style style:name="P26" style:family="paragraph" style:parent-style-name="Text_20_body">
      <style:paragraph-properties fo:margin-left="2.692cm" fo:margin-right="0cm" fo:text-indent="0cm" style:auto-text-indent="false"/>
      <style:text-properties style:text-underline-style="solid" style:text-underline-width="auto" style:text-underline-color="font-color"/>
    </style:style>
    <style:style style:name="P27" style:family="paragraph" style:parent-style-name="Text_20_body">
      <style:paragraph-properties fo:margin-left="2.692cm" fo:margin-right="0cm" fo:text-indent="0cm" style:auto-text-indent="false"/>
      <style:text-properties officeooo:rsid="0019132c" officeooo:paragraph-rsid="0019132c"/>
    </style:style>
    <style:style style:name="P28" style:family="paragraph" style:parent-style-name="Text_20_body">
      <style:paragraph-properties fo:margin-left="2.692cm" fo:margin-right="0cm" fo:margin-top="0.178cm" fo:margin-bottom="0cm" loext:contextual-spacing="false" fo:text-indent="0cm" style:auto-text-indent="false"/>
      <style:text-properties style:text-underline-style="solid" style:text-underline-width="auto" style:text-underline-color="font-color"/>
    </style:style>
    <style:style style:name="P29" style:family="paragraph" style:parent-style-name="Standard">
      <style:paragraph-properties fo:margin-left="2.692cm" fo:margin-right="0cm" fo:margin-top="0.176cm" fo:margin-bottom="0cm" loext:contextual-spacing="false" fo:text-align="start" style:justify-single-word="false" fo:text-indent="0cm" style:auto-text-indent="false"/>
      <style:text-properties fo:font-size="10.5pt" officeooo:rsid="0017b96c" officeooo:paragraph-rsid="0017b96c" style:font-size-asian="10.5pt" style:font-size-complex="10.5pt"/>
    </style:style>
    <style:style style:name="P30" style:family="paragraph" style:parent-style-name="Standard">
      <style:paragraph-properties fo:margin-left="2.692cm" fo:margin-right="0cm" fo:margin-top="0.176cm" fo:margin-bottom="0cm" loext:contextual-spacing="false" fo:text-align="start" style:justify-single-word="false" fo:text-indent="0cm" style:auto-text-indent="false"/>
      <style:text-properties fo:font-size="10.5pt" fo:font-weight="bold" officeooo:rsid="0017bf73" officeooo:paragraph-rsid="0017bf73" style:font-size-asian="10.5pt" style:font-weight-asian="bold" style:font-size-complex="10.5pt" style:font-weight-complex="bold"/>
    </style:style>
    <style:style style:name="P31" style:family="paragraph" style:parent-style-name="Text_20_body">
      <style:paragraph-properties fo:margin-top="0.019cm" fo:margin-bottom="0cm" loext:contextual-spacing="false"/>
      <style:text-properties style:font-name="Times New Roman" fo:font-size="8.5pt" style:font-size-asian="8.5pt"/>
    </style:style>
    <style:style style:name="P32" style:family="paragraph" style:parent-style-name="Text_20_body">
      <style:paragraph-properties fo:margin-top="0.019cm" fo:margin-bottom="0cm" loext:contextual-spacing="false"/>
      <style:text-properties fo:font-size="10pt" style:font-size-asian="10pt"/>
    </style:style>
    <style:style style:name="P33" style:family="paragraph" style:parent-style-name="Text_20_body">
      <style:paragraph-properties fo:margin-top="0.019cm" fo:margin-bottom="0cm" loext:contextual-spacing="false"/>
      <style:text-properties fo:font-size="17.5pt" style:font-size-asian="17.5pt"/>
    </style:style>
    <style:style style:name="P34" style:family="paragraph" style:parent-style-name="Text_20_body">
      <style:paragraph-properties fo:margin-top="0.007cm" fo:margin-bottom="0cm" loext:contextual-spacing="false"/>
      <style:text-properties fo:font-size="9.5pt" style:font-size-asian="9.5pt"/>
    </style:style>
    <style:style style:name="P35" style:family="paragraph" style:parent-style-name="Text_20_body">
      <style:paragraph-properties fo:margin-top="0.009cm" fo:margin-bottom="0cm" loext:contextual-spacing="false"/>
      <style:text-properties style:font-name="Liberation Serif" fo:font-size="18pt" style:font-size-asian="18pt"/>
    </style:style>
    <style:style style:name="P36" style:family="paragraph" style:parent-style-name="Text_20_body">
      <style:paragraph-properties fo:margin-top="0.009cm" fo:margin-bottom="0cm" loext:contextual-spacing="false"/>
      <style:text-properties fo:font-size="12.5pt" style:font-size-asian="12.5pt"/>
    </style:style>
    <style:style style:name="P37" style:family="paragraph" style:parent-style-name="Text_20_body">
      <style:paragraph-properties fo:margin-top="0.018cm" fo:margin-bottom="0cm" loext:contextual-spacing="false"/>
      <style:text-properties style:font-name="Liberation Sans1" fo:font-size="13pt" fo:font-style="italic" fo:font-weight="bold" style:font-size-asian="13pt" style:font-style-asian="italic" style:font-weight-asian="bold"/>
    </style:style>
    <style:style style:name="P38" style:family="paragraph" style:parent-style-name="Text_20_body">
      <style:paragraph-properties fo:margin-top="0.004cm" fo:margin-bottom="0cm" loext:contextual-spacing="false"/>
      <style:text-properties style:font-name="Liberation Serif" fo:font-weight="bold" style:font-weight-asian="bold"/>
    </style:style>
    <style:style style:name="P39" style:family="paragraph" style:parent-style-name="Text_20_body">
      <style:paragraph-properties fo:margin-top="0.004cm" fo:margin-bottom="0cm" loext:contextual-spacing="false"/>
      <style:text-properties fo:font-size="17pt" style:font-size-asian="17pt"/>
    </style:style>
    <style:style style:name="P40" style:family="paragraph" style:parent-style-name="Text_20_body">
      <style:paragraph-properties fo:margin-top="0.002cm" fo:margin-bottom="0cm" loext:contextual-spacing="false"/>
      <style:text-properties style:font-name="Liberation Serif" fo:font-size="15pt" style:font-size-asian="15pt"/>
    </style:style>
    <style:style style:name="P41" style:family="paragraph" style:parent-style-name="Text_20_body">
      <style:paragraph-properties fo:margin-top="0.016cm" fo:margin-bottom="0cm" loext:contextual-spacing="false"/>
      <style:text-properties style:font-name="Liberation Serif" fo:font-size="13pt" style:font-size-asian="13pt"/>
    </style:style>
    <style:style style:name="P42" style:family="paragraph" style:parent-style-name="Text_20_body">
      <style:paragraph-properties fo:margin-top="0.012cm" fo:margin-bottom="0cm" loext:contextual-spacing="false"/>
      <style:text-properties fo:font-size="10pt" style:font-size-asian="10pt"/>
    </style:style>
    <style:style style:name="P43" style:family="paragraph" style:parent-style-name="Text_20_body">
      <style:paragraph-properties fo:margin-top="0.011cm" fo:margin-bottom="0cm" loext:contextual-spacing="false"/>
      <style:text-properties fo:font-size="13pt" style:font-size-asian="13pt"/>
    </style:style>
    <style:style style:name="P44" style:family="paragraph" style:parent-style-name="Text_20_body">
      <style:paragraph-properties fo:margin-top="0.011cm" fo:margin-bottom="0cm" loext:contextual-spacing="false"/>
      <style:text-properties fo:font-size="12.5pt" style:font-size-asian="12.5pt"/>
    </style:style>
    <style:style style:name="P45" style:family="paragraph" style:parent-style-name="Text_20_body">
      <style:paragraph-properties fo:margin-top="0.011cm" fo:margin-bottom="0cm" loext:contextual-spacing="false"/>
      <style:text-properties fo:font-size="14.5pt" style:font-size-asian="14.5pt"/>
    </style:style>
    <style:style style:name="P46" style:family="paragraph" style:parent-style-name="Text_20_body">
      <style:paragraph-properties fo:margin-top="0.011cm" fo:margin-bottom="0cm" loext:contextual-spacing="false"/>
      <style:text-properties style:font-name="Liberation Sans1" fo:font-size="13pt" fo:font-style="italic" fo:font-weight="bold" style:font-size-asian="13pt" style:font-style-asian="italic" style:font-weight-asian="bold"/>
    </style:style>
    <style:style style:name="P47" style:family="paragraph" style:parent-style-name="Text_20_body">
      <style:paragraph-properties fo:margin-top="0.014cm" fo:margin-bottom="0cm" loext:contextual-spacing="false"/>
      <style:text-properties fo:font-size="17.5pt" style:font-size-asian="17.5pt"/>
    </style:style>
    <style:style style:name="P48" style:family="paragraph" style:parent-style-name="Text_20_body">
      <style:paragraph-properties fo:margin-top="0.014cm" fo:margin-bottom="0cm" loext:contextual-spacing="false"/>
      <style:text-properties fo:font-size="17.5pt" officeooo:paragraph-rsid="00087fb1" style:font-size-asian="17.5pt"/>
    </style:style>
    <style:style style:name="P49" style:family="paragraph" style:parent-style-name="Text_20_body">
      <style:paragraph-properties fo:margin-top="0.014cm" fo:margin-bottom="0cm" loext:contextual-spacing="false"/>
      <style:text-properties style:font-name="Liberation Sans1" fo:font-size="13pt" fo:font-style="italic" fo:font-weight="bold" style:font-size-asian="13pt" style:font-style-asian="italic" style:font-weight-asian="bold"/>
    </style:style>
    <style:style style:name="P50" style:family="paragraph" style:parent-style-name="Text_20_body">
      <style:paragraph-properties fo:margin-left="1.439cm" fo:margin-right="1.967cm" fo:margin-top="0.335cm" fo:margin-bottom="0cm" loext:contextual-spacing="false" fo:line-height="120%" fo:text-align="justify" style:justify-single-word="false" fo:text-indent="0cm" style:auto-text-indent="false"/>
      <style:text-properties fo:letter-spacing="-0.011cm"/>
    </style:style>
    <style:style style:name="P51" style:family="paragraph" style:parent-style-name="Standard">
      <style:paragraph-properties fo:margin-left="2.709cm" fo:margin-right="1.84cm" fo:margin-top="0.153cm" fo:margin-bottom="0cm" loext:contextual-spacing="false" fo:text-align="start" style:justify-single-word="false" fo:text-indent="0cm" style:auto-text-indent="false"/>
      <style:text-properties style:font-name="Liberation Serif" fo:font-size="15pt" officeooo:paragraph-rsid="00106b1e" style:font-size-asian="15pt"/>
    </style:style>
    <style:style style:name="P52" style:family="paragraph" style:parent-style-name="Text_20_body">
      <style:paragraph-properties fo:margin-left="0cm" fo:margin-right="0.494cm" fo:line-height="122%" fo:text-align="center" style:justify-single-word="false" fo:text-indent="0cm" style:auto-text-indent="false"/>
      <style:text-properties officeooo:paragraph-rsid="00148e8b"/>
    </style:style>
    <style:style style:name="P53" style:family="paragraph" style:parent-style-name="Text_20_body">
      <style:paragraph-properties fo:margin-left="0cm" fo:margin-right="0.864cm" fo:line-height="122%" fo:text-align="start" style:justify-single-word="false" fo:text-indent="0cm" style:auto-text-indent="false"/>
      <style:text-properties officeooo:paragraph-rsid="00148e8b"/>
    </style:style>
    <style:style style:name="P54" style:family="paragraph" style:parent-style-name="Text_20_body">
      <style:paragraph-properties fo:margin-left="2.692cm" fo:margin-right="2.743cm" fo:margin-top="0.071cm" fo:margin-bottom="0cm" loext:contextual-spacing="false" fo:line-height="116%" fo:text-indent="0cm" style:auto-text-indent="false"/>
      <style:text-properties officeooo:rsid="0017b96c" officeooo:paragraph-rsid="00087fb1"/>
    </style:style>
    <style:style style:name="P55" style:family="paragraph" style:parent-style-name="Heading_20_2">
      <style:paragraph-properties fo:margin-left="0cm" fo:margin-right="2.554cm" fo:margin-top="0.413cm" fo:margin-bottom="0cm" loext:contextual-spacing="false" fo:text-indent="0cm" style:auto-text-indent="false"/>
    </style:style>
    <style:style style:name="P56" style:family="paragraph" style:parent-style-name="Heading_20_1">
      <style:paragraph-properties fo:margin-left="4.794cm" fo:margin-right="0cm" fo:text-indent="0cm" style:auto-text-indent="false"/>
      <style:text-properties fo:font-style="italic" style:text-underline-style="solid" style:text-underline-width="bold" style:text-underline-color="font-color" style:font-style-asian="italic"/>
    </style:style>
    <style:style style:name="P57" style:family="paragraph" style:parent-style-name="Heading_20_1">
      <style:paragraph-properties fo:margin-left="4.794cm" fo:margin-right="0cm" fo:text-indent="0cm" style:auto-text-indent="false" fo:break-before="page"/>
      <style:text-properties fo:font-style="italic" style:text-underline-style="solid" style:text-underline-width="bold" style:text-underline-color="font-color" style:font-style-asian="italic"/>
    </style:style>
    <style:style style:name="P58" style:family="paragraph" style:parent-style-name="Heading_20_3">
      <style:paragraph-properties fo:margin-left="12.873cm" fo:margin-right="1.485cm" fo:margin-top="0.159cm" fo:margin-bottom="0cm" loext:contextual-spacing="false" fo:text-indent="0cm" style:auto-text-indent="false"/>
      <style:text-properties style:text-underline-style="solid" style:text-underline-width="auto" style:text-underline-color="font-color"/>
    </style:style>
    <style:style style:name="P59" style:family="paragraph" style:parent-style-name="Standard">
      <style:paragraph-properties fo:margin-left="0cm" fo:margin-right="1.84cm" fo:margin-top="0.153cm" fo:margin-bottom="0cm" loext:contextual-spacing="false" fo:text-align="start" style:justify-single-word="false" fo:text-indent="0cm" style:auto-text-indent="false"/>
      <style:text-properties style:font-name="Liberation Serif" fo:font-size="15pt" officeooo:paragraph-rsid="00106b1e" style:font-size-asian="15pt"/>
    </style:style>
    <style:style style:name="P60" style:family="paragraph" style:parent-style-name="Standard" style:list-style-name="L1">
      <style:paragraph-properties fo:margin-top="0.176cm" fo:margin-bottom="0cm" loext:contextual-spacing="false" fo:text-align="start" style:justify-single-word="false"/>
      <style:text-properties fo:font-size="10.5pt" officeooo:rsid="0017bf73" officeooo:paragraph-rsid="0017bf73" style:font-size-asian="10.5pt" style:font-size-complex="10.5pt"/>
    </style:style>
    <style:style style:name="P61" style:family="paragraph" style:parent-style-name="Standard">
      <style:paragraph-properties fo:margin-left="0.206cm" fo:margin-right="0cm" fo:margin-top="0.12cm" fo:margin-bottom="0cm" loext:contextual-spacing="false" fo:text-align="start" style:justify-single-word="false" fo:text-indent="0cm" style:auto-text-indent="false"/>
      <style:text-properties style:font-name="Liberation Serif1" fo:font-size="15pt" officeooo:paragraph-rsid="002739cf" style:font-size-asian="15pt" style:font-size-complex="15pt"/>
    </style:style>
    <style:style style:name="P62" style:family="paragraph" style:parent-style-name="Heading_20_1">
      <style:paragraph-properties fo:margin-left="0cm" fo:margin-right="0cm" fo:text-align="center" style:justify-single-word="false" fo:text-indent="0cm" style:auto-text-indent="false" fo:break-before="page"/>
      <style:text-properties fo:font-style="italic" style:text-underline-style="solid" style:text-underline-width="bold" style:text-underline-color="font-color" officeooo:rsid="001943bf" officeooo:paragraph-rsid="001943bf" style:font-style-asian="italic"/>
    </style:style>
    <style:style style:name="P63" style:family="paragraph" style:parent-style-name="Heading_20_1">
      <style:paragraph-properties fo:margin-left="0cm" fo:margin-right="4.008cm" fo:margin-top="0.312cm" fo:margin-bottom="0cm" loext:contextual-spacing="false" fo:text-align="center" style:justify-single-word="false" fo:text-indent="0cm" style:auto-text-indent="false"/>
      <style:text-properties officeooo:paragraph-rsid="002158ae"/>
    </style:style>
    <style:style style:name="P64" style:family="paragraph" style:parent-style-name="Text_20_body">
      <style:paragraph-properties fo:line-height="5%"/>
      <style:text-properties fo:font-size="10pt" officeooo:rsid="0013aeee" officeooo:paragraph-rsid="002158ae" style:font-size-asian="10pt"/>
    </style:style>
    <style:style style:name="P65" style:family="paragraph" style:parent-style-name="Text_20_body">
      <style:paragraph-properties fo:line-height="5%"/>
      <style:text-properties fo:font-size="10pt" officeooo:rsid="000cfb8f" officeooo:paragraph-rsid="002158ae" style:font-size-asian="10pt"/>
    </style:style>
    <style:style style:name="P66" style:family="paragraph" style:parent-style-name="Text_20_body">
      <style:text-properties fo:font-size="15pt" fo:letter-spacing="-0.011cm" style:font-size-asian="15pt"/>
    </style:style>
    <style:style style:name="P67" style:family="paragraph" style:parent-style-name="Text_20_body">
      <style:text-properties officeooo:rsid="0021cc9c"/>
    </style:style>
    <style:style style:name="P68" style:family="paragraph" style:parent-style-name="Text_20_body">
      <style:text-properties style:font-name="Liberation Sans1" fo:font-size="11.5pt" fo:font-style="italic" fo:font-weight="bold" officeooo:paragraph-rsid="0021cc9c" style:font-size-asian="11.5pt" style:font-style-asian="italic" style:font-weight-asian="bold"/>
    </style:style>
    <style:style style:name="P69" style:family="paragraph" style:parent-style-name="Text_20_body" style:master-page-name="Standard">
      <style:paragraph-properties style:page-number="auto"/>
      <style:text-properties style:font-name="Times New Roman" fo:font-size="10pt" style:font-size-asian="10pt"/>
    </style:style>
    <style:style style:name="P70" style:family="paragraph" style:parent-style-name="Text_20_body" style:master-page-name="Converted1">
      <style:paragraph-properties style:page-number="auto"/>
      <style:text-properties style:font-name="Liberation Serif" fo:font-size="10pt" style:font-size-asian="10pt"/>
    </style:style>
    <style:style style:name="P71" style:family="paragraph" style:parent-style-name="Text_20_body">
      <style:paragraph-properties fo:margin-left="0cm" fo:margin-right="0cm" fo:margin-top="0.007cm" fo:margin-bottom="0cm" loext:contextual-spacing="false" fo:line-height="122%" fo:text-align="start" style:justify-single-word="false" fo:text-indent="0cm" style:auto-text-indent="false"/>
      <style:text-properties style:font-name="Liberation Serif1" fo:font-size="9pt" officeooo:paragraph-rsid="0019132c" style:font-size-asian="9pt" style:font-size-complex="15pt"/>
    </style:style>
    <style:style style:name="P72" style:family="paragraph" style:parent-style-name="Text_20_body">
      <style:paragraph-properties fo:margin-left="0cm" fo:margin-right="0cm" fo:text-align="center" style:justify-single-word="false" fo:text-indent="0cm" style:auto-text-indent="false"/>
      <style:text-properties fo:font-size="12pt" fo:font-style="italic" style:text-underline-style="solid" style:text-underline-width="bold" style:text-underline-color="font-color" officeooo:paragraph-rsid="0026ace0" style:font-size-asian="12pt" style:font-style-asian="italic"/>
    </style:style>
    <style:style style:name="P73" style:family="paragraph" style:parent-style-name="Text_20_body">
      <style:paragraph-properties fo:margin-left="0cm" fo:margin-right="0cm" fo:text-align="center" style:justify-single-word="false" fo:text-indent="0cm" style:auto-text-indent="false"/>
      <style:text-properties fo:font-style="italic" style:text-underline-style="solid" style:text-underline-width="bold" style:text-underline-color="font-color" officeooo:paragraph-rsid="0026ace0" style:font-style-asian="italic"/>
    </style:style>
    <style:style style:name="P74" style:family="paragraph" style:parent-style-name="Text_20_body">
      <style:paragraph-properties fo:margin-left="0cm" fo:margin-right="0cm" fo:text-align="center" style:justify-single-word="false" fo:text-indent="0cm" style:auto-text-indent="false"/>
      <style:text-properties fo:font-style="italic" style:text-underline-style="solid" style:text-underline-width="bold" style:text-underline-color="font-color" officeooo:paragraph-rsid="002739cf" style:font-style-asian="italic"/>
    </style:style>
    <style:style style:name="P75" style:family="paragraph" style:parent-style-name="Text_20_body">
      <style:paragraph-properties fo:margin-left="0cm" fo:margin-right="0cm" fo:margin-top="0.014cm" fo:margin-bottom="0cm" loext:contextual-spacing="false" fo:text-align="center" style:justify-single-word="false" fo:text-indent="0cm" style:auto-text-indent="false"/>
      <style:text-properties fo:font-size="17.5pt" fo:font-style="italic" style:text-underline-style="solid" style:text-underline-width="bold" style:text-underline-color="font-color" officeooo:paragraph-rsid="002739cf" style:font-size-asian="17.5pt" style:font-style-asian="italic"/>
    </style:style>
    <style:style style:name="P76" style:family="paragraph" style:parent-style-name="Text_20_body">
      <style:paragraph-properties fo:margin-left="1.439cm" fo:margin-right="1.759cm" fo:margin-top="0.333cm" fo:margin-bottom="0cm" loext:contextual-spacing="false" fo:line-height="120%" fo:text-indent="0cm" style:auto-text-indent="false"/>
      <style:text-properties officeooo:rsid="0021cc9c" officeooo:paragraph-rsid="0021cc9c"/>
    </style:style>
    <style:style style:name="P77" style:family="paragraph" style:parent-style-name="Text_20_body">
      <style:paragraph-properties fo:margin-left="1.439cm" fo:margin-right="2.15cm" fo:margin-top="0.333cm" fo:margin-bottom="0cm" loext:contextual-spacing="false" fo:line-height="120%" fo:text-indent="0cm" style:auto-text-indent="false"/>
      <style:text-properties officeooo:rsid="0021cc9c" officeooo:paragraph-rsid="0021cc9c"/>
    </style:style>
    <style:style style:name="P78" style:family="paragraph" style:parent-style-name="Text_20_body">
      <style:paragraph-properties fo:margin-left="1.439cm" fo:margin-right="0cm" fo:margin-top="0.333cm" fo:margin-bottom="0cm" loext:contextual-spacing="false" fo:text-indent="0cm" style:auto-text-indent="false"/>
      <style:text-properties officeooo:rsid="0021cc9c" officeooo:paragraph-rsid="0021cc9c"/>
    </style:style>
    <style:style style:name="P79" style:family="paragraph" style:parent-style-name="Text_20_body">
      <style:paragraph-properties fo:margin-left="1.439cm" fo:margin-right="1.967cm" fo:margin-top="0.335cm" fo:margin-bottom="0cm" loext:contextual-spacing="false" fo:line-height="120%" fo:text-align="justify" style:justify-single-word="false" fo:text-indent="0cm" style:auto-text-indent="false"/>
      <style:text-properties officeooo:rsid="00234b06" officeooo:paragraph-rsid="00234b06"/>
    </style:style>
    <style:style style:name="P80" style:family="paragraph" style:parent-style-name="Text_20_body">
      <style:paragraph-properties fo:margin-left="1.439cm" fo:margin-right="1.967cm" fo:margin-top="0.335cm" fo:margin-bottom="0cm" loext:contextual-spacing="false" fo:line-height="120%" fo:text-align="justify" style:justify-single-word="false" fo:text-indent="0cm" style:auto-text-indent="false"/>
      <style:text-properties fo:letter-spacing="-0.011cm"/>
    </style:style>
    <style:style style:name="P81" style:family="paragraph" style:parent-style-name="Text_20_body">
      <style:paragraph-properties fo:margin-left="1.439cm" fo:margin-right="1.485cm" fo:margin-top="0.333cm" fo:margin-bottom="0cm" loext:contextual-spacing="false" fo:line-height="120%" fo:text-indent="0cm" style:auto-text-indent="false"/>
      <style:text-properties officeooo:rsid="00234b06" officeooo:paragraph-rsid="00234b06"/>
    </style:style>
    <style:style style:name="P82" style:family="paragraph" style:parent-style-name="Text_20_body">
      <style:paragraph-properties fo:margin-left="1.439cm" fo:margin-right="1.84cm" fo:margin-top="0.333cm" fo:margin-bottom="0cm" loext:contextual-spacing="false" fo:line-height="120%" fo:text-indent="0cm" style:auto-text-indent="false"/>
      <style:text-properties officeooo:rsid="0025037c" officeooo:paragraph-rsid="0025037c"/>
    </style:style>
    <style:style style:name="P83" style:family="paragraph" style:parent-style-name="Text_20_body">
      <style:paragraph-properties fo:margin-left="1.439cm" fo:margin-right="1.84cm" fo:margin-top="0.333cm" fo:margin-bottom="0cm" loext:contextual-spacing="false" fo:line-height="120%" fo:text-indent="0cm" style:auto-text-indent="false"/>
      <style:text-properties officeooo:rsid="0026ace0" officeooo:paragraph-rsid="0026ace0"/>
    </style:style>
    <style:style style:name="P84" style:family="paragraph" style:parent-style-name="Text_20_body">
      <style:paragraph-properties fo:margin-left="1.439cm" fo:margin-right="1.84cm" fo:margin-top="0.333cm" fo:margin-bottom="0cm" loext:contextual-spacing="false" fo:line-height="120%" fo:text-indent="0cm" style:auto-text-indent="false"/>
      <style:text-properties officeooo:rsid="002739cf" officeooo:paragraph-rsid="002739cf"/>
    </style:style>
    <style:style style:name="P85" style:family="paragraph" style:parent-style-name="Text_20_body">
      <style:paragraph-properties fo:margin-left="1.439cm" fo:margin-right="1.84cm" fo:margin-top="0.335cm" fo:margin-bottom="0cm" loext:contextual-spacing="false" fo:line-height="120%" fo:text-indent="0cm" style:auto-text-indent="false"/>
      <style:text-properties officeooo:rsid="0025037c" officeooo:paragraph-rsid="0025037c"/>
    </style:style>
    <style:style style:name="P86" style:family="paragraph" style:parent-style-name="Text_20_body">
      <style:paragraph-properties fo:margin-left="1.439cm" fo:margin-right="1.833cm" fo:margin-top="0.335cm" fo:margin-bottom="0cm" loext:contextual-spacing="false" fo:line-height="120%" fo:text-indent="0cm" style:auto-text-indent="false"/>
      <style:text-properties officeooo:paragraph-rsid="0026ace0"/>
    </style:style>
    <style:style style:name="P87" style:family="paragraph" style:parent-style-name="Text_20_body">
      <style:paragraph-properties fo:margin-top="0.014cm" fo:margin-bottom="0cm" loext:contextual-spacing="false"/>
      <style:text-properties fo:font-size="17.5pt" officeooo:paragraph-rsid="0026ace0" style:font-size-asian="17.5pt"/>
    </style:style>
    <style:style style:name="P88" style:family="paragraph" style:parent-style-name="Text_20_body">
      <style:paragraph-properties fo:margin-top="0.014cm" fo:margin-bottom="0cm" loext:contextual-spacing="false"/>
      <style:text-properties fo:font-size="17.5pt" officeooo:paragraph-rsid="002739cf" style:font-size-asian="17.5pt"/>
    </style:style>
    <style:style style:name="P89" style:family="paragraph" style:parent-style-name="Text_20_body">
      <style:paragraph-properties fo:margin-left="0cm" fo:margin-right="0.191cm" fo:margin-top="0.12cm" fo:margin-bottom="0cm" loext:contextual-spacing="false" fo:line-height="122%" fo:text-indent="0cm" style:auto-text-indent="false"/>
      <style:text-properties officeooo:paragraph-rsid="002886d4"/>
    </style:style>
    <style:style style:name="P90" style:family="paragraph" style:parent-style-name="List_20_Paragraph" style:list-style-name="WWNum1">
      <style:paragraph-properties fo:margin-left="8.001cm" fo:margin-right="0cm" fo:margin-top="0.614cm" fo:margin-bottom="0cm" loext:contextual-spacing="false" fo:line-height="100%" fo:text-align="start" style:justify-single-word="false" fo:text-indent="-0.635cm" style:auto-text-indent="false">
        <style:tab-stops>
          <style:tab-stop style:position="7.999cm"/>
          <style:tab-stop style:position="8.001cm"/>
        </style:tab-stops>
      </style:paragraph-properties>
    </style:style>
    <style:style style:name="P91" style:family="paragraph" style:parent-style-name="List_20_Paragraph" style:list-style-name="WWNum2">
      <style:paragraph-properties fo:margin-left="7.352cm" fo:margin-right="0cm" fo:margin-top="0.002cm" fo:margin-bottom="0cm" loext:contextual-spacing="false" fo:line-height="100%" fo:text-align="start" style:justify-single-word="false" fo:text-indent="-0.635cm" style:auto-text-indent="false">
        <style:tab-stops>
          <style:tab-stop style:position="7.35cm"/>
          <style:tab-stop style:position="7.352cm"/>
        </style:tab-stops>
      </style:paragraph-properties>
    </style:style>
    <style:style style:name="P92" style:family="paragraph" style:parent-style-name="List_20_Paragraph" style:list-style-name="WWNum2">
      <style:paragraph-properties fo:margin-left="8.043cm" fo:margin-right="0cm" fo:margin-top="0cm" fo:margin-bottom="0cm" loext:contextual-spacing="false" fo:line-height="100%" fo:text-align="start" style:justify-single-word="false" fo:text-indent="-0.635cm" style:auto-text-indent="false">
        <style:tab-stops>
          <style:tab-stop style:position="8.042cm"/>
          <style:tab-stop style:position="8.043cm"/>
        </style:tab-stops>
      </style:paragraph-properties>
    </style:style>
    <style:style style:name="P93" style:family="paragraph" style:parent-style-name="List_20_Paragraph">
      <style:paragraph-properties fo:margin-left="7.362cm" fo:margin-right="0cm" fo:margin-top="0cm" fo:margin-bottom="0cm" loext:contextual-spacing="false" fo:line-height="100%" fo:text-align="start" style:justify-single-word="false" fo:text-indent="-0.635cm" style:auto-text-indent="false">
        <style:tab-stops>
          <style:tab-stop style:position="7.361cm"/>
          <style:tab-stop style:position="7.362cm"/>
        </style:tab-stops>
      </style:paragraph-properties>
    </style:style>
    <style:style style:name="P94" style:family="paragraph" style:parent-style-name="List_20_Paragraph" style:list-style-name="WWNum2">
      <style:paragraph-properties fo:margin-left="7.362cm" fo:margin-right="0cm" fo:margin-top="0cm" fo:margin-bottom="0cm" loext:contextual-spacing="false" fo:line-height="100%" fo:text-align="start" style:justify-single-word="false" fo:text-indent="-0.635cm" style:auto-text-indent="false">
        <style:tab-stops>
          <style:tab-stop style:position="7.361cm"/>
          <style:tab-stop style:position="7.362cm"/>
        </style:tab-stops>
      </style:paragraph-properties>
    </style:style>
    <style:style style:name="P95" style:family="paragraph" style:parent-style-name="List_20_Paragraph" style:list-style-name="WWNum2">
      <style:paragraph-properties fo:margin-left="7.362cm" fo:margin-right="0cm" fo:margin-top="0cm" fo:margin-bottom="0cm" loext:contextual-spacing="false" fo:line-height="100%" fo:text-align="start" style:justify-single-word="false" fo:text-indent="-0.635cm" style:auto-text-indent="false">
        <style:tab-stops>
          <style:tab-stop style:position="7.361cm"/>
          <style:tab-stop style:position="7.362cm"/>
        </style:tab-stops>
      </style:paragraph-properties>
      <style:text-properties style:text-underline-style="solid" style:text-underline-width="bold" style:text-underline-color="font-color" officeooo:rsid="002a732c" officeooo:paragraph-rsid="002a732c"/>
    </style:style>
    <style:style style:name="P96" style:family="paragraph" style:parent-style-name="List_20_Paragraph" style:list-style-name="WWNum3">
      <style:paragraph-properties fo:margin-left="6.805cm" fo:margin-right="0cm" fo:margin-top="0cm" fo:margin-bottom="0cm" loext:contextual-spacing="false" fo:line-height="100%" fo:text-align="start" style:justify-single-word="false" fo:text-indent="-0.635cm" style:auto-text-indent="false">
        <style:tab-stops>
          <style:tab-stop style:position="6.803cm"/>
          <style:tab-stop style:position="6.805cm"/>
        </style:tab-stops>
      </style:paragraph-properties>
      <style:text-properties officeooo:paragraph-rsid="000f239c"/>
    </style:style>
    <style:style style:name="P97" style:family="paragraph" style:parent-style-name="List_20_Paragraph" style:list-style-name="WWNum3">
      <style:paragraph-properties fo:margin-top="0cm" fo:margin-bottom="0cm" loext:contextual-spacing="false" fo:line-height="100%" fo:text-align="start" style:justify-single-word="false">
        <style:tab-stops>
          <style:tab-stop style:position="8.042cm"/>
          <style:tab-stop style:position="8.043cm"/>
        </style:tab-stops>
      </style:paragraph-properties>
      <style:text-properties officeooo:paragraph-rsid="000f239c"/>
    </style:style>
    <style:style style:name="P98" style:family="paragraph" style:parent-style-name="List_20_Paragraph" style:list-style-name="WWNum5" style:master-page-name="">
      <loext:graphic-properties draw:fill="none"/>
      <style:paragraph-properties fo:margin-left="5.2cm" fo:margin-right="3.5cm" fo:margin-top="0cm" fo:margin-bottom="0cm" loext:contextual-spacing="false" fo:line-height="100%" fo:text-align="start" style:justify-single-word="false" fo:orphans="2" fo:widows="2" fo:text-indent="-3.099cm" style:auto-text-indent="false" style:page-number="auto" fo:background-color="transparent" style:writing-mode="lr-tb">
        <style:tab-stops>
          <style:tab-stop style:position="2.612cm"/>
          <style:tab-stop style:position="4.614cm"/>
        </style:tab-stops>
      </style:paragraph-properties>
      <style:text-properties officeooo:paragraph-rsid="00148e8b"/>
    </style:style>
    <style:style style:name="P99" style:family="paragraph" style:parent-style-name="List_20_Paragraph" style:list-style-name="WWNum5">
      <loext:graphic-properties draw:fill="none"/>
      <style:paragraph-properties fo:margin-left="5.2cm" fo:margin-right="3.5cm" fo:margin-top="0cm" fo:margin-bottom="0cm" loext:contextual-spacing="false" fo:line-height="100%" fo:text-align="start" style:justify-single-word="false" fo:orphans="2" fo:widows="2" fo:text-indent="-3.099cm" style:auto-text-indent="false" fo:background-color="transparent" style:writing-mode="lr-tb">
        <style:tab-stops>
          <style:tab-stop style:position="2.612cm"/>
          <style:tab-stop style:position="4.614cm"/>
        </style:tab-stops>
      </style:paragraph-properties>
      <style:text-properties officeooo:paragraph-rsid="00148e8b"/>
    </style:style>
    <style:style style:name="P100" style:family="paragraph" style:parent-style-name="List_20_Paragraph" style:list-style-name="WWNum5">
      <loext:graphic-properties draw:fill="none"/>
      <style:paragraph-properties fo:margin-left="5.2cm" fo:margin-right="3.5cm" fo:margin-top="0cm" fo:margin-bottom="0cm" loext:contextual-spacing="false" fo:line-height="100%" fo:text-align="start" style:justify-single-word="false" fo:orphans="2" fo:widows="2" fo:text-indent="-3.099cm" style:auto-text-indent="false" fo:background-color="transparent" style:writing-mode="lr-tb">
        <style:tab-stops>
          <style:tab-stop style:position="2.612cm"/>
          <style:tab-stop style:position="4.614cm"/>
        </style:tab-stops>
      </style:paragraph-properties>
      <style:text-properties fo:color="#00007f" fo:font-size="15pt" fo:letter-spacing="-0.002cm" style:text-underline-style="solid" style:text-underline-width="auto" style:text-underline-color="#00007f" officeooo:paragraph-rsid="00148e8b" style:font-size-asian="15pt"/>
    </style:style>
    <style:style style:name="P101" style:family="paragraph" style:parent-style-name="List_20_Paragraph" style:list-style-name="WWNum1" style:master-page-name="">
      <loext:graphic-properties draw:fill="none"/>
      <style:paragraph-properties fo:margin-left="1.799cm" fo:margin-right="0.4cm" fo:margin-top="0cm" fo:margin-bottom="0cm" loext:contextual-spacing="false" fo:line-height="122%" fo:text-align="start" style:justify-single-word="false" fo:orphans="2" fo:widows="2" fo:text-indent="0cm" style:auto-text-indent="false" style:page-number="auto" fo:background-color="transparent" style:writing-mode="lr-tb">
        <style:tab-stops>
          <style:tab-stop style:position="0.406cm"/>
        </style:tab-stops>
      </style:paragraph-properties>
      <style:text-properties fo:font-size="15pt" officeooo:paragraph-rsid="001a0f99" style:font-size-asian="15pt" style:font-size-complex="15pt"/>
    </style:style>
    <style:style style:name="P102" style:family="paragraph" style:parent-style-name="List_20_Paragraph" style:list-style-name="WWNum1" style:master-page-name="">
      <loext:graphic-properties draw:fill="none"/>
      <style:paragraph-properties fo:margin-left="1.799cm" fo:margin-right="0.4cm" fo:margin-top="0.291cm" fo:margin-bottom="0cm" loext:contextual-spacing="false" fo:line-height="122%" fo:text-align="justify" style:justify-single-word="false" fo:orphans="2" fo:widows="2" fo:text-indent="0cm" style:auto-text-indent="false" style:page-number="auto" fo:background-color="transparent" style:writing-mode="lr-tb">
        <style:tab-stops>
          <style:tab-stop style:position="0.406cm"/>
        </style:tab-stops>
      </style:paragraph-properties>
      <style:text-properties fo:font-size="15pt" officeooo:paragraph-rsid="001a0f99" style:font-size-asian="15pt" style:font-size-complex="15pt"/>
    </style:style>
    <style:style style:name="P103" style:family="paragraph" style:parent-style-name="List_20_Paragraph" style:list-style-name="WWNum1" style:master-page-name="">
      <loext:graphic-properties draw:fill="none"/>
      <style:paragraph-properties fo:margin-left="1.799cm" fo:margin-right="0.7cm" fo:margin-top="0.291cm" fo:margin-bottom="0cm" loext:contextual-spacing="false" fo:line-height="122%" fo:text-align="start" style:justify-single-word="false" fo:orphans="2" fo:widows="2" fo:text-indent="0cm" style:auto-text-indent="false" style:page-number="auto" fo:background-color="transparent" style:writing-mode="lr-tb">
        <style:tab-stops>
          <style:tab-stop style:position="0.406cm"/>
        </style:tab-stops>
      </style:paragraph-properties>
      <style:text-properties fo:font-size="15pt" officeooo:paragraph-rsid="001bdbc9" style:font-size-asian="15pt" style:font-size-complex="15pt"/>
    </style:style>
    <style:style style:name="P104" style:family="paragraph" style:parent-style-name="List_20_Paragraph" style:list-style-name="WWNum1">
      <loext:graphic-properties draw:fill="none"/>
      <style:paragraph-properties fo:margin-left="1.799cm" fo:margin-right="0.7cm" fo:margin-top="0.291cm" fo:margin-bottom="0cm" loext:contextual-spacing="false" fo:line-height="122%" fo:text-align="start" style:justify-single-word="false" fo:orphans="2" fo:widows="2" fo:text-indent="0cm" style:auto-text-indent="false" fo:background-color="transparent" style:writing-mode="lr-tb">
        <style:tab-stops>
          <style:tab-stop style:position="0.406cm"/>
        </style:tab-stops>
      </style:paragraph-properties>
      <style:text-properties fo:font-size="15pt" fo:font-style="normal" style:text-underline-style="none" officeooo:paragraph-rsid="001bdbc9" style:font-size-asian="15pt" style:font-style-asian="normal" style:font-size-complex="15pt" style:font-style-complex="normal"/>
    </style:style>
    <style:style style:name="P105" style:family="paragraph" style:parent-style-name="Heading_20_4" style:list-style-name="L3">
      <style:text-properties officeooo:rsid="0021cc9c" officeooo:paragraph-rsid="0021cc9c"/>
    </style:style>
    <style:style style:name="P106" style:family="paragraph" style:parent-style-name="Heading_20_4" style:list-style-name="L4">
      <style:text-properties officeooo:rsid="0021cc9c" officeooo:paragraph-rsid="0021cc9c"/>
    </style:style>
    <style:style style:name="P107" style:family="paragraph" style:parent-style-name="Heading_20_4" style:list-style-name="L5">
      <style:text-properties officeooo:rsid="0021cc9c" officeooo:paragraph-rsid="0021cc9c"/>
    </style:style>
    <style:style style:name="P108" style:family="paragraph" style:parent-style-name="Heading_20_4" style:list-style-name="L6">
      <style:text-properties officeooo:rsid="0021cc9c" officeooo:paragraph-rsid="0021cc9c"/>
    </style:style>
    <style:style style:name="P109" style:family="paragraph" style:parent-style-name="Heading_20_4" style:list-style-name="L7">
      <style:text-properties officeooo:rsid="00234b06" officeooo:paragraph-rsid="00234b06"/>
    </style:style>
    <style:style style:name="P110" style:family="paragraph" style:parent-style-name="Heading_20_4" style:list-style-name="L9">
      <style:text-properties officeooo:rsid="0025037c" officeooo:paragraph-rsid="0025037c"/>
    </style:style>
    <style:style style:name="P111" style:family="paragraph" style:parent-style-name="Heading_20_4" style:list-style-name="L10">
      <style:text-properties officeooo:rsid="0025037c" officeooo:paragraph-rsid="0025037c"/>
    </style:style>
    <style:style style:name="P112" style:family="paragraph" style:parent-style-name="Heading_20_4" style:list-style-name="L11">
      <style:text-properties officeooo:rsid="0026ace0" officeooo:paragraph-rsid="0026ace0"/>
    </style:style>
    <style:style style:name="P113" style:family="paragraph" style:parent-style-name="Heading_20_4" style:list-style-name="L2">
      <style:paragraph-properties fo:margin-top="0.178cm" fo:margin-bottom="0cm" loext:contextual-spacing="false"/>
      <style:text-properties officeooo:rsid="0021cc9c" officeooo:paragraph-rsid="0021cc9c"/>
    </style:style>
    <style:style style:name="P114" style:family="paragraph" style:parent-style-name="Heading_20_4" style:list-style-name="L8">
      <style:paragraph-properties fo:margin-top="0.002cm" fo:margin-bottom="0cm" loext:contextual-spacing="false"/>
      <style:text-properties officeooo:rsid="0025037c" officeooo:paragraph-rsid="0025037c"/>
    </style:style>
    <style:style style:name="P115" style:family="paragraph" style:parent-style-name="Heading_20_4" style:list-style-name="L8">
      <style:paragraph-properties fo:margin-top="0.002cm" fo:margin-bottom="0cm" loext:contextual-spacing="false"/>
      <style:text-properties officeooo:rsid="0026ace0" officeooo:paragraph-rsid="0026ace0"/>
    </style:style>
    <style:style style:name="P116" style:family="paragraph" style:parent-style-name="Heading_20_4" style:list-style-name="L8">
      <style:paragraph-properties fo:margin-top="0.002cm" fo:margin-bottom="0cm" loext:contextual-spacing="false"/>
      <style:text-properties officeooo:rsid="002739cf" officeooo:paragraph-rsid="002739cf"/>
    </style:style>
    <style:style style:name="P117" style:family="paragraph" style:parent-style-name="Heading_20_4" style:list-style-name="L2">
      <style:paragraph-properties fo:margin-left="0cm" fo:margin-right="0cm" fo:margin-top="0.178cm" fo:margin-bottom="0cm" loext:contextual-spacing="false" fo:text-indent="0cm" style:auto-text-indent="false"/>
      <style:text-properties fo:font-size="12pt" officeooo:rsid="0021cc9c" officeooo:paragraph-rsid="0021cc9c" style:font-size-asian="12pt"/>
    </style:style>
    <style:style style:name="T1" style:family="text">
      <style:text-properties officeooo:rsid="0013aeee"/>
    </style:style>
    <style:style style:name="T2" style:family="text">
      <style:text-properties style:font-name="Liberation Serif" fo:font-size="12pt" fo:font-weight="bold" style:font-size-asian="12pt" style:font-weight-asian="bold"/>
    </style:style>
    <style:style style:name="T3" style:family="text">
      <style:text-properties style:font-name="Liberation Serif" fo:font-size="12pt" fo:letter-spacing="-0.051cm" fo:font-weight="bold" style:font-size-asian="12pt" style:font-weight-asian="bold"/>
    </style:style>
    <style:style style:name="T4" style:family="text">
      <style:text-properties style:font-name="Liberation Serif" fo:font-size="24pt" style:text-underline-style="solid" style:text-underline-width="bold" style:text-underline-color="font-color" style:font-size-asian="24pt"/>
    </style:style>
    <style:style style:name="T5" style:family="text">
      <style:text-properties style:font-name="Liberation Serif" fo:font-size="24pt" fo:letter-spacing="-0.009cm" style:text-underline-style="solid" style:text-underline-width="bold" style:text-underline-color="font-color" officeooo:rsid="000be92b" style:font-size-asian="24pt"/>
    </style:style>
    <style:style style:name="T6" style:family="text">
      <style:text-properties style:font-name="Liberation Serif" fo:font-size="26pt" fo:font-style="italic" style:text-underline-style="solid" style:text-underline-width="bold" style:text-underline-color="font-color" style:font-size-asian="26pt" style:font-style-asian="italic"/>
    </style:style>
    <style:style style:name="T7" style:family="text">
      <style:text-properties style:font-name="Liberation Serif" fo:font-size="26pt" fo:font-style="italic" style:font-size-asian="26pt" style:font-style-asian="italic"/>
    </style:style>
    <style:style style:name="T8" style:family="text">
      <style:text-properties style:font-name="Liberation Serif" fo:font-size="15pt" officeooo:rsid="0010ab78" style:font-size-asian="15pt"/>
    </style:style>
    <style:style style:name="T9" style:family="text">
      <style:text-properties fo:color="#7f0000" style:font-name="Liberation Serif" fo:font-size="80pt" fo:letter-spacing="-0.026cm" style:font-size-asian="80pt"/>
    </style:style>
    <style:style style:name="T10" style:family="text">
      <style:text-properties fo:color="#7f0000" style:font-name="Liberation Serif" fo:font-size="80pt" fo:letter-spacing="-0.004cm" style:font-size-asian="80pt"/>
    </style:style>
    <style:style style:name="T11" style:family="text">
      <style:text-properties fo:color="#7f0000" style:font-name="Liberation Serif" fo:font-size="80pt" fo:letter-spacing="-0.004cm" officeooo:rsid="000be92b" style:font-size-asian="80pt"/>
    </style:style>
    <style:style style:name="T12" style:family="text">
      <style:text-properties fo:color="#00007f" fo:font-size="20pt" style:text-underline-style="solid" style:text-underline-width="bold" style:text-underline-color="#00007f" style:font-size-asian="20pt"/>
    </style:style>
    <style:style style:name="T13" style:family="text">
      <style:text-properties fo:color="#00007f" fo:font-size="20pt" style:text-underline-style="solid" style:text-underline-width="bold" style:text-underline-color="#00007f" officeooo:rsid="000f239c" style:font-size-asian="20pt"/>
    </style:style>
    <style:style style:name="T14" style:family="text">
      <style:text-properties fo:color="#00007f" fo:font-size="20pt" fo:letter-spacing="0.002cm" style:font-size-asian="20pt"/>
    </style:style>
    <style:style style:name="T15" style:family="text">
      <style:text-properties fo:color="#00007f" fo:font-size="20pt" fo:letter-spacing="0.002cm" style:text-underline-style="none" style:font-size-asian="20pt"/>
    </style:style>
    <style:style style:name="T16" style:family="text">
      <style:text-properties fo:color="#00007f" fo:font-size="20pt" fo:letter-spacing="-0.012cm" style:font-size-asian="20pt"/>
    </style:style>
    <style:style style:name="T17" style:family="text">
      <style:text-properties fo:color="#00007f" fo:font-size="20pt" style:font-size-asian="20pt"/>
    </style:style>
    <style:style style:name="T18" style:family="text">
      <style:text-properties fo:color="#00007f" fo:font-size="20pt" style:text-underline-style="solid" style:text-underline-width="auto" style:text-underline-color="font-color" style:font-size-asian="20pt"/>
    </style:style>
    <style:style style:name="T19" style:family="text">
      <style:text-properties fo:color="#00007f" fo:font-size="20pt" style:text-underline-style="none" style:font-size-asian="20pt"/>
    </style:style>
    <style:style style:name="T20" style:family="text">
      <style:text-properties fo:color="#00007f" fo:font-size="15pt" fo:letter-spacing="-0.002cm" style:text-underline-style="solid" style:text-underline-width="auto" style:text-underline-color="#00007f" style:font-size-asian="15pt"/>
    </style:style>
    <style:style style:name="T21" style:family="text">
      <style:text-properties fo:color="#00007f" style:text-line-through-style="solid" style:text-line-through-type="single" fo:font-size="20pt" fo:letter-spacing="0.002cm" style:font-size-asian="20pt"/>
    </style:style>
    <style:style style:name="T22" style:family="text">
      <style:text-properties fo:color="#00007f" style:text-line-through-style="none" style:text-line-through-type="none" fo:font-size="20pt" fo:letter-spacing="0.002cm" style:font-size-asian="20pt"/>
    </style:style>
    <style:style style:name="T23" style:family="text">
      <style:text-properties fo:color="#00007f" style:text-line-through-style="none" style:text-line-through-type="none" fo:font-size="20pt" fo:letter-spacing="0.002cm" style:text-underline-style="solid" style:text-underline-type="double" style:text-underline-width="auto" style:text-underline-color="font-color" style:font-size-asian="20pt"/>
    </style:style>
    <style:style style:name="T24" style:family="text">
      <style:text-properties fo:color="#00007f" style:text-line-through-style="none" style:text-line-through-type="none" fo:font-size="20pt" fo:letter-spacing="0.002cm" style:text-underline-style="solid" style:text-underline-width="auto" style:text-underline-color="font-color" style:font-size-asian="20pt"/>
    </style:style>
    <style:style style:name="T25" style:family="text">
      <style:text-properties fo:font-size="20pt" style:font-size-asian="20pt"/>
    </style:style>
    <style:style style:name="T26" style:family="text">
      <style:text-properties fo:font-size="20pt" style:text-underline-style="solid" style:text-underline-width="auto" style:text-underline-color="font-color" style:font-size-asian="20pt"/>
    </style:style>
    <style:style style:name="T27" style:family="text">
      <style:text-properties fo:font-size="20pt" style:text-underline-style="none" style:font-size-asian="20pt"/>
    </style:style>
    <style:style style:name="T28" style:family="text">
      <style:text-properties fo:color="#172e7b" fo:font-size="20pt" fo:letter-spacing="0.004cm" style:text-underline-style="solid" style:text-underline-width="bold" style:text-underline-color="#00007f" style:font-size-asian="20pt"/>
    </style:style>
    <style:style style:name="T29" style:family="text">
      <style:text-properties fo:color="#172e7b" fo:font-size="20pt" fo:letter-spacing="0.004cm" style:font-size-asian="20pt"/>
    </style:style>
    <style:style style:name="T30" style:family="text">
      <style:text-properties fo:color="#172e7b" fo:font-size="20pt" fo:letter-spacing="0.004cm" style:text-underline-style="solid" style:text-underline-width="auto" style:text-underline-color="font-color" style:font-size-asian="20pt"/>
    </style:style>
    <style:style style:name="T31" style:family="text">
      <style:text-properties fo:color="#172e7b" fo:font-size="20pt" fo:letter-spacing="0.004cm" style:text-underline-style="none" style:font-size-asian="20pt"/>
    </style:style>
    <style:style style:name="T32" style:family="text">
      <style:text-properties fo:font-size="15pt" style:font-size-asian="15pt"/>
    </style:style>
    <style:style style:name="T33" style:family="text">
      <style:text-properties fo:font-size="15pt" fo:letter-spacing="-0.018cm" fo:font-weight="bold" style:font-size-asian="15pt" style:font-weight-asian="bold" style:font-weight-complex="bold"/>
    </style:style>
    <style:style style:name="T34" style:family="text">
      <style:text-properties fo:font-size="15pt" fo:letter-spacing="-0.005cm" style:font-size-asian="15pt"/>
    </style:style>
    <style:style style:name="T35" style:family="text">
      <style:text-properties fo:font-size="15pt" fo:letter-spacing="0.011cm" style:font-size-asian="15pt"/>
    </style:style>
    <style:style style:name="T36" style:family="text">
      <style:text-properties fo:font-size="15pt" fo:font-weight="bold" style:font-size-asian="15pt" style:font-weight-asian="bold" style:font-weight-complex="bold"/>
    </style:style>
    <style:style style:name="T37" style:family="text">
      <style:text-properties fo:font-weight="normal" style:font-weight-asian="normal"/>
    </style:style>
    <style:style style:name="T38" style:family="text">
      <style:text-properties fo:font-weight="normal" style:font-weight-asian="normal" style:font-weight-complex="normal"/>
    </style:style>
    <style:style style:name="T39" style:family="text">
      <style:text-properties fo:letter-spacing="-0.011cm"/>
    </style:style>
    <style:style style:name="T40" style:family="text">
      <style:text-properties fo:letter-spacing="-0.012cm"/>
    </style:style>
    <style:style style:name="T41" style:family="text">
      <style:text-properties fo:letter-spacing="-0.012cm" officeooo:rsid="00087fb1"/>
    </style:style>
    <style:style style:name="T42" style:family="text">
      <style:text-properties fo:font-weight="bold" style:font-weight-asian="bold" style:font-weight-complex="bold"/>
    </style:style>
    <style:style style:name="T43" style:family="text">
      <style:text-properties fo:font-weight="bold" officeooo:rsid="0017bf73" style:font-weight-asian="bold" style:font-weight-complex="bold"/>
    </style:style>
    <style:style style:name="T44" style:family="text">
      <style:text-properties fo:font-weight="bold" officeooo:rsid="002739cf" style:font-weight-asian="bold" style:font-weight-complex="bold"/>
    </style:style>
    <style:style style:name="T45" style:family="text">
      <style:text-properties style:font-name="Liberation Serif1" fo:font-size="15pt" style:font-size-asian="15pt" style:font-size-complex="15pt"/>
    </style:style>
    <style:style style:name="T46" style:family="text">
      <style:text-properties style:font-name="Liberation Serif1" fo:font-size="15pt" officeooo:rsid="00148e8b" style:font-size-asian="15pt" style:font-size-complex="15pt"/>
    </style:style>
    <style:style style:name="T47" style:family="text">
      <style:text-properties style:font-name="Liberation Serif1" fo:font-size="15pt" officeooo:rsid="0019132c" style:font-size-asian="15pt" style:font-size-complex="15pt"/>
    </style:style>
    <style:style style:name="T48" style:family="text">
      <style:text-properties style:font-name="Liberation Serif1" fo:font-size="15pt" fo:font-weight="bold" style:font-size-asian="15pt" style:font-weight-asian="bold" style:font-size-complex="15pt" style:font-weight-complex="bold"/>
    </style:style>
    <style:style style:name="T49" style:family="text">
      <style:text-properties style:font-name="Liberation Serif1" fo:font-size="15pt" fo:font-weight="bold" officeooo:rsid="00148e8b" style:font-size-asian="15pt" style:font-weight-asian="bold" style:font-size-complex="15pt" style:font-weight-complex="bold"/>
    </style:style>
    <style:style style:name="T50" style:family="text">
      <style:text-properties style:font-name="Liberation Serif1" fo:font-size="15pt" fo:font-weight="bold" officeooo:rsid="0019132c" style:font-size-asian="15pt" style:font-weight-asian="bold" style:font-size-complex="15pt" style:font-weight-complex="bold"/>
    </style:style>
    <style:style style:name="T51" style:family="text">
      <style:text-properties style:font-name="Liberation Serif1" fo:font-size="15pt" style:text-underline-style="none" officeooo:rsid="00148e8b" style:font-size-asian="15pt" style:font-size-complex="15pt"/>
    </style:style>
    <style:style style:name="T52" style:family="text">
      <style:text-properties style:font-name="Liberation Serif1" style:font-size-complex="15pt"/>
    </style:style>
    <style:style style:name="T53" style:family="text">
      <style:text-properties style:font-name="Liberation Serif1" officeooo:rsid="001a0f99" style:font-size-complex="15pt"/>
    </style:style>
    <style:style style:name="T54" style:family="text">
      <style:text-properties officeooo:rsid="0017bf73"/>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19132c"/>
    </style:style>
    <style:style style:name="T57" style:family="text">
      <style:text-properties fo:font-style="italic" style:text-underline-style="solid" style:text-underline-width="bold" style:text-underline-color="font-color" style:font-style-asian="italic"/>
    </style:style>
    <style:style style:name="T58" style:family="text">
      <style:text-properties fo:font-style="italic" style:text-underline-style="solid" style:text-underline-width="bold" style:text-underline-color="font-color" officeooo:rsid="001943bf" style:font-style-asian="italic"/>
    </style:style>
    <style:style style:name="T59" style:family="text">
      <style:text-properties fo:font-style="italic" style:text-underline-style="none" style:font-style-asian="italic"/>
    </style:style>
    <style:style style:name="T60" style:family="text">
      <style:text-properties fo:font-style="italic" fo:font-weight="bold" style:font-style-asian="italic" style:font-weight-asian="bold" style:font-weight-complex="bold"/>
    </style:style>
    <style:style style:name="T61" style:family="text">
      <style:text-properties fo:font-size="10.5pt" style:font-size-asian="10.5pt"/>
    </style:style>
    <style:style style:name="T62" style:family="text">
      <style:text-properties fo:font-size="10.5pt" fo:font-style="italic" style:font-size-asian="10.5pt" style:font-style-asian="italic"/>
    </style:style>
    <style:style style:name="T63" style:family="text">
      <style:text-properties fo:font-size="10.5pt" fo:font-style="italic" officeooo:rsid="002739cf" style:font-size-asian="10.5pt" style:font-style-asian="italic"/>
    </style:style>
    <style:style style:name="T64" style:family="text">
      <style:text-properties fo:font-size="10.5pt" fo:font-style="italic" fo:font-weight="bold" style:font-size-asian="10.5pt" style:font-style-asian="italic" style:font-weight-asian="bold" style:font-weight-complex="bold"/>
    </style:style>
    <style:style style:name="T65" style:family="text">
      <style:text-properties fo:font-size="10.5pt" fo:font-style="italic" fo:font-weight="bold" officeooo:rsid="002739cf" style:font-size-asian="10.5pt" style:font-style-asian="italic" style:font-weight-asian="bold" style:font-weight-complex="bold"/>
    </style:style>
    <style:style style:name="T66" style:family="text">
      <style:text-properties fo:font-size="10.5pt" fo:font-weight="bold" style:font-size-asian="10.5pt" style:font-weight-asian="bold" style:font-weight-complex="bold"/>
    </style:style>
    <style:style style:name="T67" style:family="text">
      <style:text-properties fo:font-size="10.5pt" fo:font-weight="bold" officeooo:rsid="002739cf" style:font-size-asian="10.5pt" style:font-weight-asian="bold" style:font-weight-complex="bold"/>
    </style:style>
    <style:style style:name="T68" style:family="text">
      <style:text-properties fo:font-size="10.5pt" fo:font-style="normal" fo:font-weight="bold" style:font-size-asian="10.5pt" style:font-style-asian="normal" style:font-weight-asian="bold" style:font-style-complex="normal" style:font-weight-complex="bold"/>
    </style:style>
    <style:style style:name="T69" style:family="text">
      <style:text-properties fo:font-size="10.5pt" fo:font-style="normal" fo:font-weight="bold" officeooo:rsid="002739cf" style:font-size-asian="10.5pt" style:font-style-asian="normal" style:font-weight-asian="bold" style:font-style-complex="normal" style:font-weight-complex="bold"/>
    </style:style>
    <style:style style:name="T70" style:family="text">
      <style:text-properties fo:font-size="10.5pt" fo:font-style="normal" style:font-size-asian="10.5pt" style:font-style-asian="normal" style:font-style-complex="normal"/>
    </style:style>
    <style:style style:name="T71" style:family="text">
      <style:text-properties officeooo:rsid="001a0f99"/>
    </style:style>
    <style:style style:name="T72" style:family="text">
      <style:text-properties fo:font-style="normal" style:text-underline-style="none" fo:font-weight="normal" style:font-style-asian="normal" style:font-weight-asian="normal" style:font-style-complex="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2739cf" style:font-style-asian="normal" style:font-weight-asian="bold" style:font-style-complex="normal"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02739cf" style:font-style-asian="normal" style:font-weight-asian="normal" style:font-style-complex="normal" style:font-weight-complex="normal"/>
    </style:style>
    <style:style style:name="T77" style:family="text">
      <style:text-properties fo:font-style="normal" style:text-underline-style="solid" style:text-underline-width="bold" style:text-underline-color="font-color" style:font-style-asian="normal" style:font-style-complex="normal"/>
    </style:style>
    <style:style style:name="T78" style:family="text">
      <style:text-properties fo:font-style="normal" style:text-underline-style="solid" style:text-underline-width="bold" style:text-underline-color="font-color" fo:font-weight="normal" style:font-style-asian="normal" style:font-weight-asian="normal" style:font-style-complex="normal" style:font-weight-complex="normal"/>
    </style:style>
    <style:style style:name="T79" style:family="text">
      <style:text-properties officeooo:rsid="0025037c"/>
    </style:style>
    <style:style style:name="T80" style:family="text">
      <style:text-properties officeooo:rsid="0026ace0"/>
    </style:style>
    <style:style style:name="T81" style:family="text">
      <style:text-properties officeooo:rsid="002886d4"/>
    </style:style>
    <style:style style:name="T82" style:family="text">
      <style:text-properties style:font-name="Liberation Serif1" fo:font-size="15pt" style:font-size-asian="15pt" style:font-size-complex="15pt"/>
    </style:style>
    <style:style style:name="T83" style:family="text">
      <style:text-properties style:font-name="Liberation Serif1" fo:font-size="15pt" officeooo:rsid="002886d4" style:font-size-asian="15pt" style:font-size-complex="15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772cm" fo:text-indent="-0.635cm" fo:margin-left="7.7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407cm" fo:text-indent="-0.635cm" fo:margin-left="8.4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042cm" fo:text-indent="-0.635cm" fo:margin-left="9.0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677cm" fo:text-indent="-0.635cm" fo:margin-left="9.6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6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
        <text:p text:style-name="P21"><text:span text:style-name="T9">RAPPORT</text:span><text:span text:style-name="T10">TP</text:span><text:span text:style-name="T11">2</text:span></text:p>
        <text:p text:style-name="P22"><text:span text:style-name="T4">Rapport de </text:span><text:span text:style-name="T5">TP</text:span></text:p>
      </text:section>
      <text:p text:style-name="P70"/>
      <text:p text:style-name="P4"/>
      <text:p text:style-name="P4"/>
      <text:p text:style-name="P4"/>
      <text:p text:style-name="P4"/>
      <text:p text:style-name="P23"><text:span text:style-name="T6">Tables des matières</text:span><text:span text:style-name="T7">:</text:span></text:p>
      <text:p text:style-name="P9"/>
      <text:list xml:id="list2035344423437683538" text:style-name="WWNum1">
        <text:list-item>
          <text:p text:style-name="P90"><text:a xlink:type="simple" xlink:href="#_bookmark0" text:style-name="ListLabel_20_56" text:visited-style-name="ListLabel_20_56"><text:span text:style-name="T12">Objectifs/Enjeux</text:span></text:a><text:span text:style-name="T14">;</text:span></text:p>
        </text:list-item>
      </text:list>
      <text:p text:style-name="P6"/>
      <text:p text:style-name="P7"/>
      <text:list xml:id="list5886189336729976757" text:style-name="WWNum2">
        <text:list-item>
          <text:p text:style-name="P91"><text:a xlink:type="simple" xlink:href="#_bookmark1" text:style-name="ListLabel_20_55" text:visited-style-name="ListLabel_20_55"><text:span text:style-name="T12">Moyens mis en</text:span></text:a><text:span text:style-name="T12"> </text:span><text:span text:style-name="T28">œuvre</text:span><text:span text:style-name="T25">;</text:span></text:p>
        </text:list-item>
      </text:list>
      <text:p text:style-name="P6"/>
      <text:p text:style-name="P7"/>
      <text:list xml:id="list134643959275524" text:continue-numbering="true" text:style-name="WWNum2">
        <text:list-item>
          <text:list>
            <text:list-item>
              <text:p text:style-name="P92"><text:a xlink:type="simple" xlink:href="#Questions du TP|outline" text:style-name="Internet_20_link" text:visited-style-name="Visited_20_Internet_20_Link"><text:span text:style-name="T12">Questions du TP</text:span></text:a><text:span text:style-name="T16">;</text:span></text:p>
            </text:list-item>
          </text:list>
        </text:list-item>
      </text:list>
      <text:p text:style-name="P7"/>
      <text:p text:style-name="P35"/>
      <text:list xml:id="list134643593647549" text:continue-numbering="true" text:style-name="WWNum2">
        <text:list-item>
          <text:p text:style-name="P94"><text:a xlink:type="simple" xlink:href="#Fonctions principales|outline" text:style-name="Internet_20_link" text:visited-style-name="Visited_20_Internet_20_Link"><text:span text:style-name="T12">Fonctions principales</text:span></text:a><text:a xlink:type="simple" xlink:href="#Fonctions principales|outline" text:style-name="Internet_20_link" text:visited-style-name="Visited_20_Internet_20_Link"><text:span text:style-name="T14">;</text:span></text:a></text:p>
        </text:list-item>
      </text:list>
      <text:p text:style-name="P93"><text:span text:style-name="T14"/></text:p>
      <text:p text:style-name="P93"><text:span text:style-name="T14"/></text:p>
      <text:p text:style-name="P93"><text:span text:style-name="T14"/></text:p>
      <text:list xml:id="list134642880178909" text:continue-numbering="true" text:style-name="WWNum2">
        <text:list-item>
          <text:p text:style-name="P95"><text:a xlink:type="simple" xlink:href="#Amélioration" text:style-name="Internet_20_link" text:visited-style-name="Visited_20_Internet_20_Link"><text:span text:style-name="T14">Améliorations ;</text:span></text:a></text:p>
        </text:list-item>
      </text:list>
      <text:p text:style-name="P6"/>
      <text:p text:style-name="P7"/>
      <text:list xml:id="list1852010539949058088" text:style-name="WWNum3">
        <text:list-item>
          <text:p text:style-name="P96"><text:a xlink:type="simple" xlink:href="#Exécution du programme|outline" text:style-name="Internet_20_link" text:visited-style-name="Visited_20_Internet_20_Link"><text:span text:style-name="T12">Exécution du programme</text:span></text:a><text:a xlink:type="simple" xlink:href="#Exécution du programme|outline" text:style-name="Internet_20_link" text:visited-style-name="Visited_20_Internet_20_Link"><text:span text:style-name="T14">;</text:span></text:a></text:p>
        </text:list-item>
      </text:list>
      <text:p text:style-name="P8"/>
      <text:p text:style-name="P8"/>
      <text:list xml:id="list134643507850065" text:continue-numbering="true" text:style-name="WWNum3">
        <text:list-item>
          <text:list>
            <text:list-item>
              <text:p text:style-name="P97"><text:a xlink:type="simple" xlink:href="#Conclusion|outline" text:style-name="Internet_20_link" text:visited-style-name="Visited_20_Internet_20_Link"><text:span text:style-name="T13">Conclusion.</text:span></text:a></text:p>
            </text:list-item>
          </text:list>
        </text:list-item>
      </text:list>
      <text:h text:style-name="P20" text:outline-level="2"><text:bookmark text:name="_bookmark0"/><text:bookmark text:name="Objectifs/Enjeux"/>Objectifs/Enjeux</text:h>
      <text:p text:style-name="P10"/>
      <text:p text:style-name="P37"/>
      <text:p text:style-name="P37"/>
      <text:p text:style-name="P52"><text:span text:style-name="T45">Le TP consiste à réaliser un mini jeu avec la </text:span><text:span text:style-name="T48">bibliothèque graphique MLV, </text:span><text:span text:style-name="T45">on crée des fonctions ayant un but précis comme afficher la tablette et la manger puis on les assemble pour créer le jeu. </text:span><text:span text:style-name="T8">L’objectif était également de modulariser les fichiers du projet, c’est pourquoi chaque fonctions et structures sont regroupées dans des fichiers séparés en fonction de leur(s) utilité(s).</text:span></text:p>
      <text:p text:style-name="P51"/>
      <text:p text:style-name="P59"/>
      <text:h text:style-name="P19" text:outline-level="2"/>
      <text:h text:style-name="P20" text:outline-level="2"><text:bookmark text:name="Moyens mis en œuvre"/><text:bookmark text:name="_bookmark1"/><text:bookmark text:name="_bookmark2"/>Moyens mis en œuvre</text:h>
      <text:p text:style-name="P10"/>
      <text:h text:style-name="P55" text:outline-level="3"/>
      <text:h text:style-name="P55" text:outline-level="3">Pour le bon déroulement de ce TP, nous avons eu recours à différentes documentations :</text:h>
      <text:p text:style-name="P40"/>
      <text:list xml:id="list5891502902543633811" text:style-name="WWNum5">
        <text:list-item>
          <text:p text:style-name="P98"><text:span text:style-name="T32">La documentation de la </text:span><text:span text:style-name="T36">bibliothèque graphique </text:span><text:span text:style-name="T33">MLV</text:span><text:span text:style-name="T36">;</text:span></text:p>
          <text:p text:style-name="P99"><text:a xlink:type="simple" xlink:href="http://www-igm.univ-mlv.fr/~boussica/mlv/index.html" text:style-name="Internet_20_link" text:visited-style-name="Visited_20_Internet_20_Link"><text:span text:style-name="T20">http://www-igm.univ-mlv.fr/~boussica/mlv/index.html</text:span></text:a></text:p>
          <text:p text:style-name="P100"/>
        </text:list-item>
        <text:list-item>
          <text:p text:style-name="P99"><text:span text:style-name="T34">L’utilisation </text:span><text:span text:style-name="T32">d’un fichier </text:span><text:span text:style-name="T36">Makefile</text:span><text:span text:style-name="T35">;</text:span></text:p>
        </text:list-item>
      </text:list>
      <text:p text:style-name="P66"/>
      <text:p text:style-name="P4"/>
      <text:p text:style-name="P4"/>
      <text:p text:style-name="P53"><text:span text:style-name="T45">Une fois le programme lancé sur le terminal, </text:span><text:span text:style-name="T46">on a </text:span><text:span text:style-name="T45">à présent devant </text:span><text:span text:style-name="T46">nous</text:span><text:span text:style-name="T45"> le menu principal. </text:span><text:span text:style-name="T51">Nous</text:span><text:span text:style-name="T45"> pouv</text:span><text:span text:style-name="T46">ons</text:span><text:span text:style-name="T45"> cliquer sur « </text:span><text:span text:style-name="T49">Nouvelle partie »</text:span><text:span text:style-name="T45">, « </text:span><text:span text:style-name="T49">Partie sauvegardée »</text:span><text:span text:style-name="T45"> ou encore « </text:span><text:span text:style-name="T48">Quitter ». </text:span><text:span text:style-name="T45">Il est possible de sauvegarder sa partie en cours en cliquant sur le bouton </text:span><text:span text:style-name="T48">« </text:span><text:span text:style-name="T50">Sauvegarder Partie »</text:span><text:span text:style-name="T45"> puis de la retrouver en choisissant « </text:span><text:span text:style-name="T49">Partie sauvegardée » </text:span><text:span text:style-name="T45">dans le menu principal. Cliquez sur la </text:span><text:span text:style-name="T48">croix de la fenêtre</text:span><text:span text:style-name="T45"> ou encore sur le bouton « </text:span><text:span text:style-name="T48">Quitter</text:span><text:span text:style-name="T45"> » pour fermer le jeu. </text:span><text:span text:style-name="T47">Pour rejouer la ou les parties il suffit de cliquer sur le bouton « </text:span><text:span text:style-name="T50">Rejouer</text:span><text:span text:style-name="T47"> » qui se présente à la fin du jeu.</text:span></text:p>
      <text:p text:style-name="P71"/>
      <text:p text:style-name="P4"/>
      <text:p text:style-name="P4"/>
      <text:p text:style-name="P4"/>
      <text:p text:style-name="P4"/>
      <text:p text:style-name="P4"/>
      <text:p text:style-name="P41"/>
      <text:h text:style-name="P58" text:outline-level="4"/>
      <text:p text:style-name="P5"/>
      <text:p text:style-name="P5"/>
      <text:p text:style-name="P5"/>
      <text:p text:style-name="P5"/>
      <text:p text:style-name="P5"/>
      <text:p text:style-name="P5"/>
      <text:p text:style-name="P5"/>
      <text:h text:style-name="P19" text:outline-level="2"/>
      <text:h text:style-name="P20" text:outline-level="2">Questions du TP</text:h>
      <text:p text:style-name="P10"/>
      <text:p text:style-name="P10"/>
      <text:p text:style-name="P11"/>
      <text:p text:style-name="P24">Exercice 4 (modularisation) :</text:p>
      <text:p text:style-name="P38"/>
      <text:p text:style-name="P28">Question 1</text:p>
      <text:p text:style-name="P34"/>
      <text:p text:style-name="P29">On suppose que notre programme sera réparti en plusieurs fichier avec un nom explicite qui permettra de regrouper les fonctions du même genre.</text:p>
      <text:p text:style-name="P29">On a découpé notre programme en <text:span text:style-name="T43">6</text:span><text:span text:style-name="T54"> </text:span><text:span text:style-name="T43">fichiers .c suivi de leur fichiers .h respectifs</text:span><text:span text:style-name="T54"> et pour finir le </text:span><text:span text:style-name="T43">fichier .h</text:span><text:span text:style-name="T54"> regroupant les </text:span><text:span text:style-name="T43">structures</text:span><text:span text:style-name="T54"> :</text:span></text:p>
      <text:list xml:id="list2513805011134729746" text:style-name="L1">
        <text:list-item>
          <text:p text:style-name="P60"><text:span text:style-name="T42">Chomp.c</text:span> correspond au fichier principal ;</text:p>
        </text:list-item>
        <text:list-item>
          <text:p text:style-name="P60"><text:span text:style-name="T42">graphique.c</text:span> regroupe la partie graphique du jeu ;</text:p>
        </text:list-item>
        <text:list-item>
          <text:p text:style-name="P60"><text:span text:style-name="T42">jeu.c </text:span>qui contient les fonctions principale pour jouer à Chomp ;</text:p>
        </text:list-item>
        <text:list-item>
          <text:p text:style-name="P60"><text:span text:style-name="T42">tableau.c</text:span> correspond à l’affichage et la création de la tablette ;</text:p>
        </text:list-item>
        <text:list-item>
          <text:p text:style-name="P60"><text:span text:style-name="T42">sauvegarde.c</text:span> à les fonctions qui servent à sauvegarder le fichier ou reprendre un fichier existant pour reprendre le jeu en cours ;</text:p>
        </text:list-item>
        <text:list-item>
          <text:p text:style-name="P60"><text:span text:style-name="T42">menu.c</text:span> concerne toute les fonctions qui permettent l’affichage et l’utilisation du menu.</text:p>
        </text:list-item>
      </text:list>
      <text:p text:style-name="P32"/>
      <text:p text:style-name="P26">Question 3</text:p>
      <text:p text:style-name="P42"/>
      <text:p text:style-name="P42"><text:tab/><text:tab/> <text:s/><text:span text:style-name="T54">Notre ligne de commande se trouve dans le fichier </text:span><text:span text:style-name="T43">Compilation.sh </text:span><text:span text:style-name="T54">:</text:span></text:p>
      <text:p text:style-name="P42"/>
      <text:p text:style-name="P30">#!/bin/bash</text:p>
      <text:p text:style-name="P30">gcc -ansi -pedantic -Wall -o Chomp Chomp.c -lMLV </text:p>
      <text:p text:style-name="P30"/>
      <text:p text:style-name="P30"><text:span text:style-name="T38">Notre fichier </text:span>Chomp.c inclut <text:span text:style-name="T38">tous</text:span> <text:span text:style-name="T38">les </text:span>fichiers .c <text:span text:style-name="T38">énumérés ci-dessus.</text:span></text:p>
      <text:p text:style-name="P30"/>
      <text:p text:style-name="P30"/>
      <text:p text:style-name="P43"/>
      <text:p text:style-name="P25"><text:span text:style-name="T55">Question </text:span><text:span text:style-name="T56">4</text:span></text:p>
      <text:p text:style-name="P13"/>
      <text:p text:style-name="P27">La deuxième version modularisée est mieux adapté pour des programme avec plusieurs lignes de codes. Cela permet une meilleur lisibilité pour mieux coder et retrouver une fonction.</text:p>
      <text:p text:style-name="P54"/>
      <text:h text:style-name="P20" text:outline-level="2">Fonctions principales</text:h>
      <text:p text:style-name="P10"/>
      <text:p text:style-name="P10"/>
      <text:p text:style-name="P67"><text:span text:style-name="T37"/></text:p>
      <text:list xml:id="list8463133883653326183" text:style-name="L2">
        <text:list-item>
          <text:h text:style-name="P113" text:outline-level="5"><text:span text:style-name="T37">void afficher_position(Position *pos, int partie_actuel, int partie_total, Dimension dim, Score gagnant);</text:span></text:h>
        </text:list-item>
      </text:list>
      <text:p text:style-name="P68"/>
      <text:list xml:id="list134643201261717" text:continue-numbering="true" text:style-name="L2">
        <text:list-header>
          <text:h text:style-name="P113" text:outline-level="5"><text:span text:style-name="T37">Cette fonction dessine case par case l'état actuel de la Tablette contenu dans pos.Les cases sont dessiné seulement si elles n'ont pas été mangé (égal à 1). On affiche aussi le numéro de la partie en cours. Aucune valeur n'est renvoyée.</text:span></text:h>
          <text:h text:style-name="P117" text:outline-level="5"><text:span text:style-name="T37"/></text:h>
        </text:list-header>
      </text:list>
      <text:p text:style-name="P44"/>
      <text:list xml:id="list5150088902393657246" text:style-name="L3">
        <text:list-item>
          <text:h text:style-name="P105" text:outline-level="5">Coup lire_coup(Partie *game);</text:h>
        </text:list-item>
      </text:list>
      <text:p text:style-name="P76">La fonction attend un clic de souris. Si le clique est sur une case déja mangé, ou à <text:span text:style-name="T79">l'extérieur</text:span> de la grille redemande un nouveau clic de souris. Sinon donne à coup (de Type Coup) les coordonnées de la case cliqué. On prend en paramètre la partie ouverte pour récupérer le nombre de partie total et le nombre de partie joué pour les placer dans notre fichier sauvegarde. Renvoie un coup valide de type Coup en fonction de la position donné en paramètre.</text:p>
      <text:p text:style-name="P12"/>
      <text:p text:style-name="P39"/>
      <text:list xml:id="list1432732213421692073" text:style-name="L4">
        <text:list-item>
          <text:h text:style-name="P106" text:outline-level="5">void affiche_gagnant(Joueur joueur_g, Score *gagnant);</text:h>
        </text:list-item>
      </text:list>
      <text:p text:style-name="P77">La fonction affiche le gagnant de la partie à l'écran, en prenant le joueur en paramètre. Aucune valeur n'est renvoyée.</text:p>
      <text:p text:style-name="P12"/>
      <text:p text:style-name="P33"/>
      <text:list xml:id="list1586781725638730695" text:style-name="L5">
        <text:list-item>
          <text:h text:style-name="P107" text:outline-level="5">void nombre_partie(int *partie_total);</text:h>
        </text:list-item>
      </text:list>
      <text:p text:style-name="P78">La fonction prend en paramètre un pointeur de type entier qui représente le nombre de partie. Demande à l'utilisateur grâce aux boxes le nombre de parties que désire chaque joueur, les valeurs sont ensuite converti en entier. Ensuite, on fait une moyenne des deux entiers et on indique aux joueurs le nombre final de manche. Aucune valeur n'est renvoyée.</text:p>
      <text:p text:style-name="P12"/>
      <text:p text:style-name="P45"/>
      <text:list xml:id="list2586869766238366165" text:style-name="L6">
        <text:list-item>
          <text:h text:style-name="P108" text:outline-level="5">void choix_taille(int *n, int *m);</text:h>
        </text:list-item>
      </text:list>
      <text:p text:style-name="P79"><text:span text:style-name="T39">Fonction qui prend en paramètre deux pointeurs de type entier.</text:span></text:p>
      <text:p text:style-name="P79"><text:span text:style-name="T39"><text:s/>Demande à l'utilisateur grâce aux boxes la taille de la hauteur et largeur désirée de sa tablette de chocolat qui seront assignées aux deux pointeurs respectifs. Les valeurs entrées sont converti en entier pour par la suite les utiliser lors de la création de la tablette. Aucune valeur n'est renvoyée.</text:span></text:p>
      <text:p text:style-name="P50"/>
      <text:p text:style-name="P50"><text:soft-page-break/></text:p>
      <text:list xml:id="list4430892978501644982" text:style-name="L7">
        <text:list-item>
          <text:h text:style-name="P109" text:outline-level="5">void choix(Partie *game);</text:h>
        </text:list-item>
      </text:list>
      <text:p text:style-name="P81">Fonction qui prend en paramètre la partie actuel. Elle permet d'assigner à la largeur et hauteur de la tablette :</text:p>
      <text:p text:style-name="P81">- les valeurs définies 8 et 16;</text:p>
      <text:p text:style-name="P81"><text:tab/><text:tab/> <text:s text:c="2"/>ou</text:p>
      <text:p text:style-name="P81">- les valeurs que le joueur a décidés.</text:p>
      <text:p text:style-name="P81">Aucune valeur de retour.</text:p>
      <text:p text:style-name="P48"/>
      <text:list xml:id="list1704455053669532169" text:style-name="L8">
        <text:list-item>
          <text:h text:style-name="P114" text:outline-level="5"><text:span text:style-name="T41">void manger(Tablette *t, int x, int y, Dimension dim);</text:span></text:h>
        </text:list-item>
      </text:list>
      <text:p text:style-name="P82">La fonction modifie les valeurs de la case (x,y), deux entier donnés en paramètre, on les modifie en 0, ainsi que toutes ses cases en bas et à droite. C'est à dire les cases ayant des coordonnées égales ou supérieures à x et y. Ces modification ont lieu dans le tableau t donné grâce à la variable dim donné en paramètre. Aucune valeur n'est renvoyée.</text:p>
      <text:p text:style-name="P12"/>
      <text:p text:style-name="P47"/>
      <text:list xml:id="list134643254830226" text:continue-numbering="true" text:style-name="L8">
        <text:list-item>
          <text:h text:style-name="P114" text:outline-level="5"><text:span text:style-name="T40">int est_legal(Position *pos, Coup *coup);</text:span></text:h>
        </text:list-item>
      </text:list>
      <text:p text:style-name="P82"><text:span text:style-name="T39">Cette fonction prend en paramètre deux pointeurs : *pos de type Position et *coup de type Coup, elle vérifie si le coup joué est possible (si la position du coup dans la Tablette est égal à 1) ou non. Elle renvoi 1 si le coup est valide et 0 sinon.</text:span></text:p>
      <text:p text:style-name="P12"/>
      <text:p text:style-name="P36"/>
      <text:list xml:id="list202132842228679488" text:style-name="L9">
        <text:list-item>
          <text:h text:style-name="P110" text:outline-level="5">int est_jeu_termine(Position *pos, Joueur *joueur_gagnant);</text:h>
        </text:list-item>
      </text:list>
      <text:p text:style-name="P85"><text:s/>Cette fonction vérifie si le jeu est terminé en vérifiant si la case (0,0) de la Tablette est égal à 0, et évalue *joueur_gagnant par le joueur qui a gagné. La Tablette est donnée en paramètre en tant que pointeur avec le type Position et de même avec le joueur _gagnant qui donné avec le type Joueur. Elle renvoie 1 si la partie est terminé et 0 sinon.</text:p>
      <text:p text:style-name="P12"/>
      <text:p text:style-name="P36"/>
      <text:list xml:id="list7199731379026410231" text:style-name="L10">
        <text:list-item>
          <text:h text:style-name="P111" text:outline-level="5">int jouer_coup(Position *pos, Coup *coup, Dimension dim);</text:h>
        </text:list-item>
      </text:list>
      <text:p text:style-name="P85">Le fonction jouer_coup vérifie si le coup joué est légal en faisant appel à la fonction est_legal(), si le coup est possible on utilise la fonction manger() pour modifier le contenue de la tablette à la localisation du coup. Ensuite on change le joueur qui vient de jouer le coup par l'autre joueur. La fonction prend deux pointeurs en paramètre *pos de type Position et *coup de type Coup ainsi que la taille dim de la tablette de type Dimension. Elle renvoi 1 si le coup joué est valide et 0 sinon.</text:p>
      <text:p text:style-name="P12"/>
      <text:p text:style-name="P36"/>
      <text:list xml:id="list7835574185967514041" text:style-name="L11">
        <text:list-item>
          <text:h text:style-name="P112" text:outline-level="5"><text:soft-page-break/>void partie_jeu(Partie *game);</text:h>
        </text:list-item>
      </text:list>
      <text:p text:style-name="P86"><text:span text:style-name="T80">La fonction prend en paramètre en tant que pointeur la partie en cours. Tant que le nombre de partie donnée par les joueurs n'est pas atteint on continu le bon déroulement du jeu. A la fin du jeu on affiche le gagnant et on redemande aux joueurs s'ils veulent rejouer ou quitter la partie. Aucune valeur de retour n'est renvoyée.</text:span></text:p>
      <text:p text:style-name="P87"/>
      <text:list xml:id="list134643596705185" text:continue-list="list134643254830226" text:style-name="L8">
        <text:list-item>
          <text:h text:style-name="P115" text:outline-level="5"><text:span text:style-name="T40">void afficher_tab(Tablette t, Dimension dim);</text:span></text:h>
        </text:list-item>
      </text:list>
      <text:p text:style-name="P83"><text:span text:style-name="T39">Cette fonction sert à afficher le contenu de la Tablette tab donné en parmètre qui a pour taille les valeurs de la variable dim de type Dimension qui est en paramètre. Son utilité est seulement sur la console voir si le contenu à bien été modifié. Aucune valeur n'est renvoyée.</text:span></text:p>
      <text:p text:style-name="P73"/>
      <text:p text:style-name="P87"/>
      <text:list xml:id="list134644159007466" text:continue-numbering="true" text:style-name="L8">
        <text:list-item>
          <text:h text:style-name="P115" text:outline-level="5"><text:span text:style-name="T40">Tablette creer_tablette(Dimension dim);</text:span></text:h>
        </text:list-item>
      </text:list>
      <text:p text:style-name="P83"><text:span text:style-name="T39">La fonction prend en paramètre les dimension de la tablette du jeu qui va se lancer. Elle crée une nouvelle variable de type Tablette, et toutes les cases de ce Tableau seront initialisées à 1. Renvoi le tableau du type Tablette obtenue.</text:span></text:p>
      <text:p text:style-name="P72"/>
      <text:p text:style-name="P88"/>
      <text:list xml:id="list134642809377773" text:continue-numbering="true" text:style-name="L8">
        <text:list-item>
          <text:h text:style-name="P116" text:outline-level="5"><text:span text:style-name="T40">void recupereDimensionBouton(char nom[], int taille, int *largeur, int *hauteur);</text:span></text:h>
        </text:list-item>
      </text:list>
      <text:p text:style-name="P84"><text:span text:style-name="T39">La fonction récupère les dimensions nécessaire pour faire un rectangle en fonction du nom, de la taille, de la largeur et de la hauteur donné en paramètre. Aucune valeur n'est renvoyée.</text:span></text:p>
      <text:p text:style-name="P74"/>
      <text:p text:style-name="P88"/>
      <text:list xml:id="list134643549118123" text:continue-numbering="true" text:style-name="L8">
        <text:list-item>
          <text:h text:style-name="P116" text:outline-level="5"><text:span text:style-name="T40">void placeBouton(char nom[], int x, int y, float taille, MLV_Color couleur, Bouton *zone);</text:span></text:h>
        </text:list-item>
      </text:list>
      <text:p text:style-name="P84"><text:span text:style-name="T39">Cette fonction place les différents boutons sur la fenêtre en fonction de la dimension recupéré. Aucune valeur n'est renvoyée.</text:span></text:p>
      <text:p text:style-name="P74"/>
      <text:p text:style-name="P88"/>
      <text:list xml:id="list134642910549793" text:continue-numbering="true" text:style-name="L8">
        <text:list-item>
          <text:h text:style-name="P116" text:outline-level="5"><text:span text:style-name="T40">int menu();</text:span></text:h>
        </text:list-item>
      </text:list>
      <text:p text:style-name="P84"><text:span text:style-name="T39">Affiche le menu complet avec le nom principale et le début de partie qui peut se faire avec une partie sauvegardé ou une nouvelle partie. Aucune valeur n'est renvoyée.</text:span></text:p>
      <text:p text:style-name="P74"/>
      <text:p text:style-name="P75"/>
      <text:h text:style-name="P62" text:outline-level="2">Amélioration</text:h>
      <text:h text:style-name="P56" text:outline-level="2"/>
      <text:h text:style-name="P56" text:outline-level="2"/>
      <text:p text:style-name="P14"><text:span text:style-name="T52">En plus des consignes du TP, diverses </text:span><text:span text:style-name="T53">fonctionnalités</text:span><text:span text:style-name="T52"> ont été implantées au programme. Il y a donc :</text:span></text:p>
      <text:list xml:id="list134643499873018" text:continue-list="list2035344423437683538" text:style-name="WWNum1">
        <text:list-item>
          <text:p text:style-name="P101">Les joueurs choisissent un nombre de manches à jouer et cumulent des points à la fin de chacune d’entre elles. A la fin, le joueur gagnant est affiché à l’écran.</text:p>
        </text:list-item>
        <text:list-item>
          <text:p text:style-name="P102">Un fichier .txt est créé lorsqu’un joueur décide de sauvegarder, contenant les données relatives à la partie en cours. Par la suite il est possible de la charger via le menu principal.</text:p>
        </text:list-item>
        <text:list-item>
          <text:p text:style-name="P103">Via le menu des options, l’utilisateur a la possibilité de choisir le nombre de lignes et de colonnes de la tablette . La taille par <text:span text:style-name="T71">fixe</text:span> étant 8 * 16.</text:p>
        </text:list-item>
        <text:list-item>
          <text:p text:style-name="P104">Un seul style de couleur a été choisis, l’interface n’est pas trop chargée </text:p>
        </text:list-item>
      </text:list>
      <text:h text:style-name="P57" text:outline-level="2"><text:bookmark text:name="Exécution du programme"/>Exécution du programme</text:h>
      <text:p text:style-name="P10"/>
      <text:p text:style-name="P10"/>
      <text:p text:style-name="P49"/>
      <text:p text:style-name="P61">L'exécutable <text:span text:style-name="T44">Chomp</text:span><text:span text:style-name="T42"> </text:span>se génère en exécutant le fichier le script <text:span text:style-name="T73">./</text:span><text:span text:style-name="T74">C</text:span><text:span text:style-name="T73">ompilation.sh </text:span><text:span text:style-name="T76">mais aussi </text:span><text:span text:style-name="T74">./Chomp</text:span>. Si le fichier ne veut pas se lancer, il faut le rendre exécutable en faisant la commande <text:span text:style-name="T73">chmod</text:span><text:span text:style-name="T60"> </text:span><text:span text:style-name="T74">+</text:span><text:span text:style-name="T73">x </text:span><text:span text:style-name="T74">C</text:span><text:span text:style-name="T73">ompilation.sh</text:span><text:span text:style-name="T75">.</text:span></text:p>
      <text:h text:style-name="P63" text:outline-level="2"><text:span text:style-name="T57"/></text:h>
      <text:h text:style-name="P63" text:outline-level="2"><text:span text:style-name="T57"/></text:h>
      <text:h text:style-name="P63" text:outline-level="2"><text:span text:style-name="T59"><text:tab/><text:tab/><text:tab/></text:span><text:span text:style-name="T57">Conclusio</text:span><text:span text:style-name="T58">n</text:span></text:h>
      <text:p text:style-name="P10"/>
      <text:p text:style-name="P10"/>
      <text:p text:style-name="P46"/>
      <text:p text:style-name="P89"><text:span text:style-name="T45">En conclusion, ce TP nous a fait travailler sur deux points essentiels : </text:span><text:span text:style-name="T83">l</text:span><text:span text:style-name="T45">’utilisation de la bibliothèque graphique MLV, <text:s/>ainsi que sur la modularité. Le fait de découper son projet en plusieurs fichiers le rend plus organisé. De plus certains fichiers peuvent être indépendants et ainsi être utilisés dans de futurs proje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rebuchet MS" svg:font-family="'Trebuchet MS'"/>
    <style:font-face style:name="Liberation Serif1" svg:font-family="'Liberation Serif'" style:font-pitch="variable"/>
    <style:font-face style:name="DejaVu Sans"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DejaVu Sans" fo:font-family="'DejaVu Sans'" style:font-family-generic="roman" style:font-pitch="variable" fo:language="fr" fo:country="FR" style:font-name-asian="DejaVu Sans1" style:font-family-asian="'DejaVu Sans'" style:font-family-generic-asian="system" style:font-pitch-asian="variable" style:language-asian="fr" style:country-asian="FR" style:font-name-complex="DejaVu Sans1" style:font-family-complex="'DejaVu Sans'" style:font-family-generic-complex="system" style:font-pitch-complex="variable" style:language-complex="fr" style:country-complex="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DejaVu Sans" fo:font-family="'DejaVu Sans'" style:font-family-generic="roman" style:font-pitch="variable" fo:font-size="10.5pt" fo:language="fr" fo:country="FR" style:font-name-asian="DejaVu Sans1" style:font-family-asian="'DejaVu Sans'" style:font-family-generic-asian="system" style:font-pitch-asian="variable" style:font-size-asian="10.5pt" style:language-asian="fr" style:country-asian="FR" style:font-name-complex="DejaVu Sans1" style:font-family-complex="'DejaVu Sans'" style:font-family-generic-complex="system" style:font-pitch-complex="variable" style:font-size-complex="10.5pt" style:language-complex="fr" style:country-complex="FR"/>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2" style:list-style-name="" style:class="text">
      <style:paragraph-properties fo:margin-left="3.595cm" fo:margin-right="0cm" fo:margin-top="0.15cm" fo:margin-bottom="0cm" loext:contextual-spacing="false" fo:text-indent="0cm" style:auto-text-indent="false"/>
      <style:text-properties style:font-name="Liberation Sans1" fo:font-family="'Liberation Sans'" style:font-family-generic="roman" style:font-pitch="variable" fo:font-size="24pt" fo:language="fr" fo:country="FR" fo:font-style="italic" style:text-underline-style="solid" style:text-underline-width="auto" style:text-underline-color="#000000" fo:font-weight="bold" style:font-name-asian="Liberation Sans2" style:font-family-asian="'Liberation Sans'" style:font-family-generic-asian="system" style:font-pitch-asian="variable" style:font-size-asian="24pt" style:language-asian="fr" style:country-asian="FR" style:font-style-asian="italic" style:font-weight-asian="bold" style:font-name-complex="Liberation Sans2" style:font-family-complex="'Liberation Sans'" style:font-family-generic-complex="system" style:font-pitch-complex="variable" style:font-size-complex="24pt" style:language-complex="fr" style:country-complex="FR" style:font-weight-complex="bold"/>
    </style:style>
    <style:style style:name="Heading_20_2" style:display-name="Heading 2" style:family="paragraph" style:parent-style-name="Standard" style:default-outline-level="3" style:list-style-name="" style:class="text">
      <style:paragraph-properties fo:margin-left="5.193cm" fo:margin-right="0cm" fo:text-indent="-1.214cm" style:auto-text-indent="false"/>
      <style:text-properties style:font-name="Liberation Serif" fo:font-family="'Liberation Serif'" style:font-family-generic="roman" style:font-pitch="variable" fo:font-size="15pt" fo:language="fr" fo:country="FR" style:font-name-asian="Liberation Serif2" style:font-family-asian="'Liberation Serif'" style:font-family-generic-asian="system" style:font-pitch-asian="variable" style:font-size-asian="15pt" style:language-asian="fr" style:country-asian="FR" style:font-name-complex="Liberation Serif2" style:font-family-complex="'Liberation Serif'" style:font-family-generic-complex="system" style:font-pitch-complex="variable" style:font-size-complex="15pt" style:language-complex="fr" style:country-complex="FR"/>
    </style:style>
    <style:style style:name="Heading_20_3" style:display-name="Heading 3" style:family="paragraph" style:parent-style-name="Standard" style:default-outline-level="4" style:list-style-name="" style:class="text">
      <style:paragraph-properties fo:margin-left="0.035cm" fo:margin-right="0cm" fo:margin-top="0.018cm" fo:margin-bottom="0cm" loext:contextual-spacing="false" fo:text-indent="0cm" style:auto-text-indent="false"/>
      <style:text-properties style:font-name="Liberation Serif" fo:font-family="'Liberation Serif'" style:font-family-generic="roman" style:font-pitch="variable" fo:font-size="12pt" fo:language="fr" fo:country="FR" fo:font-weight="bold" style:font-name-asian="Liberation Serif2" style:font-family-asian="'Liberation Serif'" style:font-family-generic-asian="system" style:font-pitch-asian="variable" style:font-size-asian="12pt" style:language-asian="fr" style:country-asian="FR" style:font-weight-asian="bold" style:font-name-complex="Liberation Serif2" style:font-family-complex="'Liberation Serif'" style:font-family-generic-complex="system" style:font-pitch-complex="variable" style:font-size-complex="12pt" style:language-complex="fr" style:country-complex="FR" style:font-weight-complex="bold"/>
    </style:style>
    <style:style style:name="Heading_20_4" style:display-name="Heading 4" style:family="paragraph" style:parent-style-name="Standard" style:default-outline-level="5" style:list-style-name="" style:class="text">
      <style:paragraph-properties fo:margin-left="1.439cm" fo:margin-right="0cm" fo:text-indent="0cm" style:auto-text-indent="false"/>
      <style:text-properties style:font-name="DejaVu Sans" fo:font-family="'DejaVu Sans'" style:font-family-generic="roman" style:font-pitch="variable" fo:font-size="10.5pt" fo:language="fr" fo:country="FR" fo:font-weight="bold" style:font-name-asian="DejaVu Sans1" style:font-family-asian="'DejaVu Sans'" style:font-family-generic-asian="system" style:font-pitch-asian="variable" style:font-size-asian="10.5pt" style:language-asian="fr" style:country-asian="FR" style:font-weight-asian="bold" style:font-name-complex="DejaVu Sans1" style:font-family-complex="'DejaVu Sans'" style:font-family-generic-complex="system" style:font-pitch-complex="variable" style:font-size-complex="10.5pt" style:language-complex="fr" style:country-complex="FR" style:font-weight-complex="bold"/>
    </style:style>
    <style:style style:name="List_20_Paragraph" style:display-name="List Paragraph" style:family="paragraph" style:parent-style-name="Standard" style:default-outline-level="">
      <style:paragraph-properties fo:margin-left="4.193cm" fo:margin-right="0cm" fo:text-indent="-0.635cm" style:auto-text-indent="false"/>
      <style:text-properties style:font-name="Liberation Serif" fo:font-family="'Liberation Serif'" style:font-family-generic="roman" style:font-pitch="variable" fo:language="fr" fo:country="FR" style:font-name-asian="Liberation Serif2" style:font-family-asian="'Liberation Serif'" style:font-family-generic-asian="system" style:font-pitch-asian="variable" style:language-asian="fr" style:country-asian="FR" style:font-name-complex="Liberation Serif2" style:font-family-complex="'Liberation Serif'" style:font-family-generic-complex="system" style:font-pitch-complex="variable" style:language-complex="fr" style:country-complex="FR"/>
    </style:style>
    <style:style style:name="Table_20_Paragraph" style:display-name="Table Paragraph" style:family="paragraph" style:parent-style-name="Standard" style:default-outline-level="">
      <style:text-properties fo:language="fr" fo:country="FR" style:language-asian="fr" style:country-asian="FR" style:language-complex="fr" style:country-complex="FR"/>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DejaVu Sans" fo:font-family="'DejaVu Sans'" style:font-family-generic="roman" style:font-pitch="variable" fo:font-size="10.5pt" fo:language="fr" fo:country="FR" style:font-name-asian="DejaVu Sans1" style:font-family-asian="'DejaVu Sans'" style:font-family-generic-asian="system" style:font-pitch-asian="variable" style:font-size-asian="10.5pt" style:language-asian="fr" style:country-asian="FR" style:font-name-complex="DejaVu Sans1" style:font-family-complex="'DejaVu Sans'" style:font-family-generic-complex="system" style:font-pitch-complex="variable" style:font-size-complex="10.5pt" style:language-complex="fr" style:country-complex="FR" style:text-scale="100%"/>
    </style:style>
    <style:style style:name="ListLabel_20_2" style:display-name="ListLabel 2" style:family="text">
      <style:text-properties fo:language="fr" fo:country="FR" style:language-asian="fr" style:country-asian="FR" style:language-complex="fr" style:country-complex="FR"/>
    </style:style>
    <style:style style:name="ListLabel_20_3" style:display-name="ListLabel 3" style:family="text">
      <style:text-properties fo:language="fr" fo:country="FR" style:language-asian="fr" style:country-asian="FR" style:language-complex="fr" style:country-complex="FR"/>
    </style:style>
    <style:style style:name="ListLabel_20_4" style:display-name="ListLabel 4" style:family="text">
      <style:text-properties fo:language="fr" fo:country="FR" style:language-asian="fr" style:country-asian="FR" style:language-complex="fr" style:country-complex="FR"/>
    </style:style>
    <style:style style:name="ListLabel_20_5" style:display-name="ListLabel 5" style:family="text">
      <style:text-properties fo:language="fr" fo:country="FR" style:language-asian="fr" style:country-asian="FR" style:language-complex="fr" style:country-complex="FR"/>
    </style:style>
    <style:style style:name="ListLabel_20_6" style:display-name="ListLabel 6" style:family="text">
      <style:text-properties fo:language="fr" fo:country="FR" style:language-asian="fr" style:country-asian="FR" style:language-complex="fr" style:country-complex="FR"/>
    </style:style>
    <style:style style:name="ListLabel_20_7" style:display-name="ListLabel 7" style:family="text">
      <style:text-properties fo:language="fr" fo:country="FR" style:language-asian="fr" style:country-asian="FR" style:language-complex="fr" style:country-complex="FR"/>
    </style:style>
    <style:style style:name="ListLabel_20_8" style:display-name="ListLabel 8" style:family="text">
      <style:text-properties fo:language="fr" fo:country="FR" style:language-asian="fr" style:country-asian="FR" style:language-complex="fr" style:country-complex="FR"/>
    </style:style>
    <style:style style:name="ListLabel_20_9" style:display-name="ListLabel 9" style:family="text">
      <style:text-properties fo:language="fr" fo:country="FR" style:language-asian="fr" style:country-asian="FR" style:language-complex="fr" style:country-complex="FR"/>
    </style:style>
    <style:style style:name="ListLabel_20_10" style:display-name="ListLabel 10" style:family="text">
      <style:text-properties fo:font-size="15pt" fo:letter-spacing="-0.049cm" fo:language="fr" fo:country="FR" style:language-asian="fr" style:country-asian="FR" style:language-complex="fr" style:country-complex="FR" style:text-scale="100%"/>
    </style:style>
    <style:style style:name="ListLabel_20_11" style:display-name="ListLabel 11" style:family="text">
      <style:text-properties fo:language="fr" fo:country="FR" style:language-asian="fr" style:country-asian="FR" style:language-complex="fr" style:country-complex="FR"/>
    </style:style>
    <style:style style:name="ListLabel_20_12" style:display-name="ListLabel 12" style:family="text">
      <style:text-properties fo:language="fr" fo:country="FR" style:language-asian="fr" style:country-asian="FR" style:language-complex="fr" style:country-complex="FR"/>
    </style:style>
    <style:style style:name="ListLabel_20_13" style:display-name="ListLabel 13" style:family="text">
      <style:text-properties fo:language="fr" fo:country="FR" style:language-asian="fr" style:country-asian="FR" style:language-complex="fr" style:country-complex="FR"/>
    </style:style>
    <style:style style:name="ListLabel_20_14" style:display-name="ListLabel 14" style:family="text">
      <style:text-properties fo:language="fr" fo:country="FR" style:language-asian="fr" style:country-asian="FR" style:language-complex="fr" style:country-complex="FR"/>
    </style:style>
    <style:style style:name="ListLabel_20_15" style:display-name="ListLabel 15" style:family="text">
      <style:text-properties fo:language="fr" fo:country="FR" style:language-asian="fr" style:country-asian="FR" style:language-complex="fr" style:country-complex="FR"/>
    </style:style>
    <style:style style:name="ListLabel_20_16" style:display-name="ListLabel 16" style:family="text">
      <style:text-properties fo:language="fr" fo:country="FR" style:language-asian="fr" style:country-asian="FR" style:language-complex="fr" style:country-complex="FR"/>
    </style:style>
    <style:style style:name="ListLabel_20_17" style:display-name="ListLabel 17" style:family="text">
      <style:text-properties fo:language="fr" fo:country="FR" style:language-asian="fr" style:country-asian="FR" style:language-complex="fr" style:country-complex="FR"/>
    </style:style>
    <style:style style:name="ListLabel_20_18" style:display-name="ListLabel 18" style:family="text">
      <style:text-properties fo:language="fr" fo:country="FR" style:language-asian="fr" style:country-asian="FR" style:language-complex="fr" style:country-complex="FR"/>
    </style:style>
    <style:style style:name="ListLabel_20_19" style:display-name="ListLabel 19" style:family="text">
      <style:text-properties fo:font-size="20pt" fo:language="fr" fo:country="FR" style:font-name-asian="Trebuchet MS1" style:font-family-asian="'Trebuchet MS'" style:font-family-generic-asian="system" style:font-pitch-asian="variable" style:font-size-asian="18pt" style:language-asian="fr" style:country-asian="FR" style:font-name-complex="Trebuchet MS1" style:font-family-complex="'Trebuchet MS'" style:font-family-generic-complex="system" style:font-pitch-complex="variable" style:font-size-complex="18pt" style:language-complex="fr" style:country-complex="FR" style:text-scale="67%"/>
    </style:style>
    <style:style style:name="ListLabel_20_20" style:display-name="ListLabel 20" style:family="text">
      <style:text-properties fo:language="fr" fo:country="FR" style:language-asian="fr" style:country-asian="FR" style:language-complex="fr" style:country-complex="FR"/>
    </style:style>
    <style:style style:name="ListLabel_20_21" style:display-name="ListLabel 21" style:family="text">
      <style:text-properties fo:language="fr" fo:country="FR" style:language-asian="fr" style:country-asian="FR" style:language-complex="fr" style:country-complex="FR"/>
    </style:style>
    <style:style style:name="ListLabel_20_22" style:display-name="ListLabel 22" style:family="text">
      <style:text-properties fo:language="fr" fo:country="FR" style:language-asian="fr" style:country-asian="FR" style:language-complex="fr" style:country-complex="FR"/>
    </style:style>
    <style:style style:name="ListLabel_20_23" style:display-name="ListLabel 23" style:family="text">
      <style:text-properties fo:language="fr" fo:country="FR" style:language-asian="fr" style:country-asian="FR" style:language-complex="fr" style:country-complex="FR"/>
    </style:style>
    <style:style style:name="ListLabel_20_24" style:display-name="ListLabel 24" style:family="text">
      <style:text-properties fo:language="fr" fo:country="FR" style:language-asian="fr" style:country-asian="FR" style:language-complex="fr" style:country-complex="FR"/>
    </style:style>
    <style:style style:name="ListLabel_20_25" style:display-name="ListLabel 25" style:family="text">
      <style:text-properties fo:language="fr" fo:country="FR" style:language-asian="fr" style:country-asian="FR" style:language-complex="fr" style:country-complex="FR"/>
    </style:style>
    <style:style style:name="ListLabel_20_26" style:display-name="ListLabel 26" style:family="text">
      <style:text-properties fo:language="fr" fo:country="FR" style:language-asian="fr" style:country-asian="FR" style:language-complex="fr" style:country-complex="FR"/>
    </style:style>
    <style:style style:name="ListLabel_20_27" style:display-name="ListLabel 27" style:family="text">
      <style:text-properties fo:language="fr" fo:country="FR" style:language-asian="fr" style:country-asian="FR" style:language-complex="fr" style:country-complex="FR"/>
    </style:style>
    <style:style style:name="ListLabel_20_28" style:display-name="ListLabel 28" style:family="text">
      <style:text-properties fo:font-size="20pt" fo:language="fr" fo:country="FR" style:font-name-asian="Trebuchet MS1" style:font-family-asian="'Trebuchet MS'" style:font-family-generic-asian="system" style:font-pitch-asian="variable" style:font-size-asian="18pt" style:language-asian="fr" style:country-asian="FR" style:font-name-complex="Trebuchet MS1" style:font-family-complex="'Trebuchet MS'" style:font-family-generic-complex="system" style:font-pitch-complex="variable" style:font-size-complex="18pt" style:language-complex="fr" style:country-complex="FR" style:text-scale="67%"/>
    </style:style>
    <style:style style:name="ListLabel_20_29" style:display-name="ListLabel 29" style:family="text">
      <style:text-properties fo:font-size="22pt" fo:language="fr" fo:country="FR" style:font-size-asian="22pt" style:language-asian="fr" style:country-asian="FR" style:font-size-complex="22pt" style:language-complex="fr" style:country-complex="FR"/>
    </style:style>
    <style:style style:name="ListLabel_20_30" style:display-name="ListLabel 30" style:family="text">
      <style:text-properties fo:language="fr" fo:country="FR" style:language-asian="fr" style:country-asian="FR" style:language-complex="fr" style:country-complex="FR"/>
    </style:style>
    <style:style style:name="ListLabel_20_31" style:display-name="ListLabel 31" style:family="text">
      <style:text-properties fo:language="fr" fo:country="FR" style:language-asian="fr" style:country-asian="FR" style:language-complex="fr" style:country-complex="FR"/>
    </style:style>
    <style:style style:name="ListLabel_20_32" style:display-name="ListLabel 32" style:family="text">
      <style:text-properties fo:language="fr" fo:country="FR" style:language-asian="fr" style:country-asian="FR" style:language-complex="fr" style:country-complex="FR"/>
    </style:style>
    <style:style style:name="ListLabel_20_33" style:display-name="ListLabel 33" style:family="text">
      <style:text-properties fo:language="fr" fo:country="FR" style:language-asian="fr" style:country-asian="FR" style:language-complex="fr" style:country-complex="FR"/>
    </style:style>
    <style:style style:name="ListLabel_20_34" style:display-name="ListLabel 34" style:family="text">
      <style:text-properties fo:language="fr" fo:country="FR" style:language-asian="fr" style:country-asian="FR" style:language-complex="fr" style:country-complex="FR"/>
    </style:style>
    <style:style style:name="ListLabel_20_35" style:display-name="ListLabel 35" style:family="text">
      <style:text-properties fo:language="fr" fo:country="FR" style:language-asian="fr" style:country-asian="FR" style:language-complex="fr" style:country-complex="FR"/>
    </style:style>
    <style:style style:name="ListLabel_20_36" style:display-name="ListLabel 36" style:family="text">
      <style:text-properties fo:language="fr" fo:country="FR" style:language-asian="fr" style:country-asian="FR" style:language-complex="fr" style:country-complex="FR"/>
    </style:style>
    <style:style style:name="ListLabel_20_37" style:display-name="ListLabel 37" style:family="text">
      <style:text-properties fo:font-size="20pt" fo:language="fr" fo:country="FR" style:font-name-asian="Trebuchet MS1" style:font-family-asian="'Trebuchet MS'" style:font-family-generic-asian="system" style:font-pitch-asian="variable" style:font-size-asian="18pt" style:language-asian="fr" style:country-asian="FR" style:font-name-complex="Trebuchet MS1" style:font-family-complex="'Trebuchet MS'" style:font-family-generic-complex="system" style:font-pitch-complex="variable" style:font-size-complex="18pt" style:language-complex="fr" style:country-complex="FR" style:text-scale="67%"/>
    </style:style>
    <style:style style:name="ListLabel_20_38" style:display-name="ListLabel 38" style:family="text">
      <style:text-properties fo:font-size="20pt" fo:language="fr" fo:country="FR" style:font-name-asian="Trebuchet MS1" style:font-family-asian="'Trebuchet MS'" style:font-family-generic-asian="system" style:font-pitch-asian="variable" style:font-size-asian="18pt" style:language-asian="fr" style:country-asian="FR" style:font-name-complex="Trebuchet MS1" style:font-family-complex="'Trebuchet MS'" style:font-family-generic-complex="system" style:font-pitch-complex="variable" style:font-size-complex="18pt" style:language-complex="fr" style:country-complex="FR" style:text-scale="67%"/>
    </style:style>
    <style:style style:name="ListLabel_20_39" style:display-name="ListLabel 39" style:family="text">
      <style:text-properties fo:language="fr" fo:country="FR" style:language-asian="fr" style:country-asian="FR" style:language-complex="fr" style:country-complex="FR"/>
    </style:style>
    <style:style style:name="ListLabel_20_40" style:display-name="ListLabel 40" style:family="text">
      <style:text-properties fo:language="fr" fo:country="FR" style:language-asian="fr" style:country-asian="FR" style:language-complex="fr" style:country-complex="FR"/>
    </style:style>
    <style:style style:name="ListLabel_20_41" style:display-name="ListLabel 41" style:family="text">
      <style:text-properties fo:language="fr" fo:country="FR" style:language-asian="fr" style:country-asian="FR" style:language-complex="fr" style:country-complex="FR"/>
    </style:style>
    <style:style style:name="ListLabel_20_42" style:display-name="ListLabel 42" style:family="text">
      <style:text-properties fo:language="fr" fo:country="FR" style:language-asian="fr" style:country-asian="FR" style:language-complex="fr" style:country-complex="FR"/>
    </style:style>
    <style:style style:name="ListLabel_20_43" style:display-name="ListLabel 43" style:family="text">
      <style:text-properties fo:language="fr" fo:country="FR" style:language-asian="fr" style:country-asian="FR" style:language-complex="fr" style:country-complex="FR"/>
    </style:style>
    <style:style style:name="ListLabel_20_44" style:display-name="ListLabel 44" style:family="text">
      <style:text-properties fo:language="fr" fo:country="FR" style:language-asian="fr" style:country-asian="FR" style:language-complex="fr" style:country-complex="FR"/>
    </style:style>
    <style:style style:name="ListLabel_20_45" style:display-name="ListLabel 45" style:family="text">
      <style:text-properties fo:language="fr" fo:country="FR" style:language-asian="fr" style:country-asian="FR" style:language-complex="fr" style:country-complex="FR"/>
    </style:style>
    <style:style style:name="ListLabel_20_46" style:display-name="ListLabel 46" style:family="text">
      <style:text-properties fo:font-size="20pt" fo:language="fr" fo:country="FR" style:font-name-asian="Trebuchet MS1" style:font-family-asian="'Trebuchet MS'" style:font-family-generic-asian="system" style:font-pitch-asian="variable" style:font-size-asian="18pt" style:language-asian="fr" style:country-asian="FR" style:font-name-complex="Trebuchet MS1" style:font-family-complex="'Trebuchet MS'" style:font-family-generic-complex="system" style:font-pitch-complex="variable" style:font-size-complex="18pt" style:language-complex="fr" style:country-complex="FR" style:text-scale="67%"/>
    </style:style>
    <style:style style:name="ListLabel_20_47" style:display-name="ListLabel 47" style:family="text">
      <style:text-properties fo:language="fr" fo:country="FR" style:language-asian="fr" style:country-asian="FR" style:language-complex="fr" style:country-complex="FR"/>
    </style:style>
    <style:style style:name="ListLabel_20_48" style:display-name="ListLabel 48" style:family="text">
      <style:text-properties fo:language="fr" fo:country="FR" style:language-asian="fr" style:country-asian="FR" style:language-complex="fr" style:country-complex="FR"/>
    </style:style>
    <style:style style:name="ListLabel_20_49" style:display-name="ListLabel 49" style:family="text">
      <style:text-properties fo:language="fr" fo:country="FR" style:language-asian="fr" style:country-asian="FR" style:language-complex="fr" style:country-complex="FR"/>
    </style:style>
    <style:style style:name="ListLabel_20_50" style:display-name="ListLabel 50" style:family="text">
      <style:text-properties fo:language="fr" fo:country="FR" style:language-asian="fr" style:country-asian="FR" style:language-complex="fr" style:country-complex="FR"/>
    </style:style>
    <style:style style:name="ListLabel_20_51" style:display-name="ListLabel 51" style:family="text">
      <style:text-properties fo:language="fr" fo:country="FR" style:language-asian="fr" style:country-asian="FR" style:language-complex="fr" style:country-complex="FR"/>
    </style:style>
    <style:style style:name="ListLabel_20_52" style:display-name="ListLabel 52" style:family="text">
      <style:text-properties fo:language="fr" fo:country="FR" style:language-asian="fr" style:country-asian="FR" style:language-complex="fr" style:country-complex="FR"/>
    </style:style>
    <style:style style:name="ListLabel_20_53" style:display-name="ListLabel 53" style:family="text">
      <style:text-properties fo:language="fr" fo:country="FR" style:language-asian="fr" style:country-asian="FR" style:language-complex="fr" style:country-complex="FR"/>
    </style:style>
    <style:style style:name="ListLabel_20_54" style:display-name="ListLabel 54" style:family="text">
      <style:text-properties fo:language="fr" fo:country="FR" style:language-asian="fr" style:country-asian="FR" style:language-complex="fr" style:country-complex="FR"/>
    </style:style>
    <style:style style:name="ListLabel_20_55" style:display-name="ListLabel 55" style:family="text">
      <style:text-properties fo:color="#00007f" fo:font-size="20pt" style:text-underline-style="solid" style:text-underline-width="bold" style:text-underline-color="#00007f" style:font-size-asian="20pt"/>
    </style:style>
    <style:style style:name="ListLabel_20_56" style:display-name="ListLabel 56" style:family="text">
      <style:text-properties fo:color="#00007f" fo:font-size="20pt" fo:letter-spacing="0.002cm" style:font-size-asian="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7" style:display-name="ListLabel 57" style:family="text">
      <style:text-properties fo:color="#00007f" fo:font-size="20pt" fo:letter-spacing="-0.012cm" style:font-size-asian="20pt"/>
    </style:style>
    <style:style style:name="ListLabel_20_58" style:display-name="ListLabel 58" style:family="text">
      <style:text-properties fo:color="#00007f" fo:font-size="20pt" fo:letter-spacing="-0.009cm" style:text-underline-style="solid" style:text-underline-width="bold" style:text-underline-color="#00007f" style:font-size-asian="20pt"/>
    </style:style>
    <style:style style:name="ListLabel_20_59" style:display-name="ListLabel 59" style:family="text">
      <style:text-properties fo:color="#00007f" fo:font-size="15pt" style:text-underline-style="solid" style:text-underline-width="auto" style:text-underline-color="#00007f" style:font-size-asian="15pt"/>
    </style:style>
    <style:style style:name="ListLabel_20_60" style:display-name="ListLabel 60" style:family="text">
      <style:text-properties fo:color="#00007f" fo:font-size="15pt" fo:letter-spacing="-0.002cm" style:text-underline-style="solid" style:text-underline-width="auto" style:text-underline-color="#00007f" style:font-size-asian="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4cm" fo:margin-left="4.193cm"/>
        </style:list-level-properties>
        <style:text-properties fo:font-family="'DejaVu Sans'" style:font-style-name="Book"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254cm" fo:margin-left="5.8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4cm" fo:margin-left="7.40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4cm" fo:margin-left="9.003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4cm" fo:margin-left="10.60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4cm" fo:margin-left="12.206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4cm" fo:margin-left="13.808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4cm" fo:margin-left="15.409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4cm" fo:margin-left="17.01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0" style:num-suffix="." style:num-format="1">
        <style:list-level-properties text:list-level-position-and-space-mode="label-alignment">
          <style:list-level-label-alignment text:label-followed-by="listtab" fo:text-indent="-0.635cm" fo:margin-left="5.193cm"/>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635cm" fo:margin-left="6.689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8.192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9.694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11.197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4.203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5.70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7.20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5.496cm"/>
        </style:list-level-properties>
        <style:text-properties style:font-name="Trebuchet M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6.97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8.446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9.917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11.388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12.85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4.33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5.801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7.27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8" style:num-suffix="•" text:bullet-char="•">
        <style:list-level-properties text:list-level-position-and-space-mode="label-alignment">
          <style:list-level-label-alignment text:label-followed-by="listtab" fo:text-indent="-0.635cm" fo:margin-left="6.805cm"/>
        </style:list-level-properties>
        <style:text-properties style:font-name="Trebuchet M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8.149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9.49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10.83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12.171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13.511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14.852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6.193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7.53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fo:text-indent="-0.635cm" fo:margin-left="7.352cm"/>
        </style:list-level-properties>
        <style:text-properties style:font-name="Trebuchet M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8.043cm"/>
        </style:list-level-properties>
        <style:text-properties style:font-name="Trebuchet M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9.394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10.747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12.1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13.451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14.804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6.157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7.50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6" style:num-suffix="•" text:bullet-char="•">
        <style:list-level-properties text:list-level-position-and-space-mode="label-alignment">
          <style:list-level-label-alignment text:label-followed-by="listtab" fo:text-indent="-0.635cm" fo:margin-left="8.001cm"/>
        </style:list-level-properties>
        <style:text-properties style:font-name="Trebuchet M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9.229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10.449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11.67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12.891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14.111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5.332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6.552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7.77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officeooo:rsid="0013aeee" officeooo:paragraph-rsid="0013aeee" style:font-size-asian="10pt"/>
    </style:style>
    <style:style style:name="MP2" style:family="paragraph" style:parent-style-name="Text_20_body">
      <style:paragraph-properties fo:line-height="5%"/>
      <style:text-properties fo:font-size="10pt" officeooo:rsid="000cfb8f" officeooo:paragraph-rsid="0013aeee" style:font-size-asian="10pt"/>
    </style:style>
    <style:style style:name="MP3" style:family="paragraph" style:parent-style-name="Frame_20_contents">
      <style:paragraph-properties fo:margin-left="0.035cm" fo:margin-right="0cm" fo:margin-top="0.018cm" fo:margin-bottom="0cm" loext:contextual-spacing="false" fo:text-align="start" style:justify-single-word="false" fo:text-indent="0cm" style:auto-text-indent="false"/>
      <style:text-properties style:font-name="Liberation Serif" fo:font-size="12pt" fo:font-weight="bold" officeooo:paragraph-rsid="000be92b" style:font-size-asian="12pt" style:font-weight-asian="bold"/>
    </style:style>
    <style:style style:name="MP4" style:family="paragraph" style:parent-style-name="Frame_20_contents">
      <style:paragraph-properties fo:margin-left="0.035cm" fo:margin-right="0cm" fo:margin-top="0.018cm" fo:margin-bottom="0cm" loext:contextual-spacing="false" fo:text-align="start" style:justify-single-word="false" fo:text-indent="0cm" style:auto-text-indent="false"/>
      <style:text-properties officeooo:paragraph-rsid="000be92b"/>
    </style:style>
    <style:style style:name="MP5" style:family="paragraph" style:parent-style-name="Text_20_body">
      <style:paragraph-properties fo:line-height="5%"/>
      <style:text-properties fo:font-size="10pt" officeooo:rsid="0013aeee" officeooo:paragraph-rsid="002158ae" style:font-size-asian="10pt"/>
    </style:style>
    <style:style style:name="MP6" style:family="paragraph" style:parent-style-name="Text_20_body">
      <style:paragraph-properties fo:line-height="5%"/>
      <style:text-properties fo:font-size="10pt" officeooo:rsid="000cfb8f" officeooo:paragraph-rsid="002158ae" style:font-size-asian="10pt"/>
    </style:style>
    <style:style style:name="MP7" style:family="paragraph" style:parent-style-name="Frame_20_contents">
      <style:paragraph-properties fo:margin-left="0.035cm" fo:margin-right="0cm" fo:margin-top="0.018cm" fo:margin-bottom="0cm" loext:contextual-spacing="false" fo:text-align="start" style:justify-single-word="false" fo:text-indent="0cm" style:auto-text-indent="false"/>
      <style:text-properties style:font-name="Liberation Serif" fo:font-size="12pt" fo:font-weight="bold" officeooo:paragraph-rsid="0007e4f0" style:font-size-asian="12pt" style:font-weight-asian="bold"/>
    </style:style>
    <style:style style:name="MP8" style:family="paragraph" style:parent-style-name="Frame_20_contents">
      <style:paragraph-properties fo:margin-left="0cm" fo:margin-right="0cm" fo:margin-top="0.018cm" fo:margin-bottom="0cm" loext:contextual-spacing="false" fo:text-align="start" style:justify-single-word="false" fo:text-indent="0cm" style:auto-text-indent="false"/>
      <style:text-properties officeooo:paragraph-rsid="0007e4f0"/>
    </style:style>
    <style:style style:name="MT1" style:family="text">
      <style:text-properties officeooo:rsid="0013aeee"/>
    </style:style>
    <style:style style:name="MT2" style:family="text">
      <style:text-properties style:font-name="Liberation Serif" fo:font-size="12pt" fo:font-weight="bold" style:font-size-asian="12pt" style:font-weight-asian="bold"/>
    </style:style>
    <style:style style:name="MT3" style:family="text">
      <style:text-properties style:font-name="Liberation Serif" fo:font-size="12pt" fo:letter-spacing="-0.051cm" fo:font-weight="bold" style:font-size-asian="12pt" style:font-weight-asian="bold"/>
    </style:style>
    <style:page-layout style:name="Mpm1">
      <style:page-layout-properties fo:page-width="21.001cm" fo:page-height="29.7cm" style:num-format="1" style:print-orientation="portrait" fo:margin-top="1.753cm" fo:margin-bottom="2.607cm" fo:margin-left="0.564cm" fo:margin-right="0.2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207cm" fo:margin-left="0cm" fo:margin-right="0cm" fo:margin-bottom="0.845cm" style:dynamic-spacing="true"/>
      </style:header-style>
      <style:footer-style>
        <style:header-footer-properties fo:min-height="0.321cm" fo:margin-left="0cm" fo:margin-right="0cm" fo:margin-top="0.22cm" style:dynamic-spacing="true"/>
      </style:footer-style>
    </style:page-layout>
    <style:page-layout style:name="Mpm2">
      <style:page-layout-properties fo:page-width="21.001cm" fo:page-height="29.7cm" style:num-format="1" style:print-orientation="portrait" fo:margin-top="2.963cm" fo:margin-bottom="2.928cm" fo:margin-left="0.564cm" fo:margin-right="0.2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018cm" fo:margin-bottom="2.607cm" fo:margin-left="0.564cm" fo:margin-right="0.212cm" style:shadow="none" style:writing-mode="lr-tb" style:layout-grid-color="#c0c0c0" style:layout-grid-lines="2380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5cm" style:dynamic-spacing="true"/>
      </style:header-style>
      <style:footer-style>
        <style:header-footer-properties fo:min-height="0.321cm" fo:margin-left="0cm" fo:margin-right="0cm" fo:margin-top="0.22cm" style:shadow="none" fo:background-color="transparent" style:dynamic-spacing="true" draw:fill="none" draw:fill-color="#729fcf" draw:opacity="50%"/>
      </style:footer-style>
    </style:page-layout>
    <style:page-layout style:name="Mpm4">
      <style:page-layout-properties fo:page-width="21.001cm" fo:page-height="29.7cm" style:num-format="1" style:print-orientation="portrait" fo:margin-top="2.018cm" fo:margin-bottom="2.607cm" fo:margin-left="0.564cm" fo:margin-right="0.212cm" style:writing-mode="lr-tb" style:layout-grid-color="#c0c0c0" style:layout-grid-lines="2380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5cm" style:dynamic-spacing="true"/>
      </style:header-style>
      <style:footer-style>
        <style:header-footer-properties fo:min-height="0.321cm" fo:margin-left="0cm" fo:margin-right="0cm" fo:margin-top="0.22cm" style:dynamic-spacing="tru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DAF Zineb</text:p>
        <text:p text:style-name="MP2"/>
        <text:p text:style-name="MP2"><text:span text:style-name="MT1">Ravendran Preanthy</text:span><text:tab/><text:tab/><text:tab/>Perfectionnement Programmation C<text:tab/><text:tab/><text:tab/><text:tab/>L2-S4</text:p>
      </style:header>
      <style:footer>
        <text:p text:style-name="MP3">Année 2018-2019</text:p>
        <text:p text:style-name="MP4"><text:span text:style-name="MT2">Université Paris-Est </text:span><text:span text:style-name="MT3">Marne-La-Vallée</text:span><text:span text:style-name="MT2"><text:tab/><text:tab/><text:tab/><text:tab/></text:span><text:span text:style-name="MT2"><text:page-number text:select-page="current">1</text:page-number></text:span><text:span text:style-name="MT2"> <text:tab/><text:tab/><text:tab/><text:tab/><text:tab/><text:tab/></text:span><text:span text:style-name="MT2"><text:date style:data-style-name="N37" text:date-value="2019-02-17T23:25:17.131538107" text:fixed="true">17/02/19</text:date></text:span></text:p>
      </style:footer>
    </style:master-page>
    <style:master-page style:name="First_20_Page" style:display-name="First Page" style:page-layout-name="Mpm2" style:next-style-name="Standard">
      <style:footer>
        <text:p text:style-name="Footer"/>
      </style:footer>
    </style:master-page>
    <style:master-page style:name="Converted1" style:page-layout-name="Mpm3">
      <style:header>
        <text:p text:style-name="MP5">SDAF Zineb</text:p>
        <text:p text:style-name="MP6"/>
        <text:p text:style-name="MP6"><text:span text:style-name="MT1">Ravendran Preanthy</text:span><text:tab/><text:tab/><text:tab/>Perfectionnement Programmation C<text:tab/><text:tab/><text:tab/><text:tab/>L2-S4</text:p>
      </style:header>
      <style:footer>
        <text:p text:style-name="MP7">Année 2018-2019</text:p>
        <text:p text:style-name="MP8"><text:span text:style-name="MT2">Université Paris-Est </text:span><text:span text:style-name="MT3">Marne-La-Vallée</text:span><text:span text:style-name="MT2"><text:tab/><text:tab/><text:tab/><text:tab/></text:span><text:span text:style-name="MT2"><text:page-number text:select-page="current">10</text:page-number></text:span><text:span text:style-name="MT2"> <text:tab/><text:tab/><text:tab/><text:tab/><text:tab/><text:tab/></text:span><text:span text:style-name="MT2"><text:date style:data-style-name="N37" text:date-value="2019-02-19T13:46:42.521726069">19/02/19</text:date></text:span></text:p>
      </style:footer>
    </style:master-page>
    <style:master-page style:name="Converted2" style:page-layout-name="Mpm4">
      <style:header>
        <text:p text:style-name="Header"/>
      </style:header>
      <style:footer>
        <text:p text:style-name="Footer"/>
      </style:footer>
    </style:master-page>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5" style:page-layout-name="Mpm4">
      <style:header>
        <text:p text:style-name="Header"/>
      </style:header>
      <style:footer>
        <text:p text:style-name="Footer"/>
      </style:footer>
    </style:master-page>
    <style:master-page style:name="Converted6" style:page-layout-name="Mpm4">
      <style:header>
        <text:p text:style-name="Header"/>
      </style:header>
      <style:footer>
        <text:p text:style-name="Footer"/>
      </style:footer>
    </style:master-page>
    <style:master-page style:name="Converted7" style:page-layout-name="Mpm4">
      <style:header>
        <text:p text:style-name="Header"/>
      </style:header>
      <style:footer>
        <text:p text:style-name="Footer"/>
      </style:footer>
    </style:master-page>
    <style:master-page style:name="Converted8" style:page-layout-name="Mpm4">
      <style:header>
        <text:p text:style-name="Header"/>
      </style:header>
      <style:footer>
        <text:p text:style-name="Footer"/>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22:11:06</meta:creation-date>
    <dc:date>2019-02-19T13:46:42.460686567</dc:date>
    <meta:editing-duration>PT1H13M13S</meta:editing-duration>
    <meta:generator>LibreOffice/5.2.7.2$Linux_X86_64 LibreOffice_project/20m0$Build-2</meta:generator>
    <meta:editing-cycles>18</meta:editing-cycles>
    <meta:document-statistic meta:table-count="0" meta:image-count="0" meta:object-count="0" meta:page-count="10" meta:paragraph-count="93" meta:word-count="1597" meta:character-count="9456" meta:non-whitespace-character-count="7942"/>
    <meta:user-defined meta:name="AppVersion">12.0000</meta:user-defined>
    <meta:user-defined meta:name="Created" meta:value-type="date">2019-02-05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9-02-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